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5"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13pt" style:font-size-asian="13pt" style:font-size-complex="13pt" fo:font-weight="bold" style:font-weight-asian="bold" style:font-weight-complex="bold"/>
    </style:style>
    <style:style style:name="ce6" style:family="table-cell" style:parent-style-name="Default" style:data-style-name="N0">
      <style:table-cell-properties fo:border="thin solid #000000"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style:style>
    <style:style style:name="ce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10"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order-top="none" fo:border-bottom="none" fo:border-left="thin solid #000000" fo:border-right="thin solid #000000"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13"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3">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3">
      <style:table-cell-properties fo:border-top="none" fo:border-bottom="thin solid #000000" fo:border-left="none" fo:border-right="none"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1"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22"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25" style:family="table-cell" style:parent-style-name="Default" style:data-style-name="N3">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6"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3">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8"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8pt" style:font-size-asian="8pt" style:font-size-complex="8pt"/>
    </style:style>
    <style:style style:name="ce29" style:family="table-cell" style:parent-style-name="Default" style:data-style-name="N3">
      <style:table-cell-properties fo:border-top="thin solid #000000" fo:border-bottom="thin solid #000000" fo:border-left="none" fo:border-right="none" style:vertical-align="middle"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30"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size="7pt" style:font-size-asian="7pt" style:font-size-complex="7pt"/>
    </style:style>
    <style:style style:name="ce31"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9pt" style:font-size-asian="9pt" style:font-size-complex="9pt"/>
    </style:style>
    <style:style style:name="co1" style:family="table-column">
      <style:table-column-properties fo:break-before="auto" style:column-width="3.4528125cm"/>
    </style:style>
    <style:style style:name="co2" style:family="table-column">
      <style:table-column-properties fo:break-before="auto" style:column-width="31.1017708333333cm"/>
    </style:style>
    <style:style style:name="co3" style:family="table-column">
      <style:table-column-properties fo:break-before="auto" style:column-width="2.11666666666667cm"/>
    </style:style>
    <style:style style:name="co4" style:family="table-column">
      <style:table-column-properties fo:break-before="auto" style:column-width="5.52979166666667cm"/>
    </style:style>
    <style:style style:name="co5" style:family="table-column">
      <style:table-column-properties fo:break-before="auto" style:column-width="10.1732291666667cm"/>
    </style:style>
    <style:style style:name="co6" style:family="table-column">
      <style:table-column-properties fo:break-before="auto" style:column-width="2.9765625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60pt" style:use-optimal-row-height="false" fo:break-before="auto"/>
    </style:style>
    <style:style style:name="ro6" style:family="table-row">
      <style:table-row-properties style:row-height="105pt" style:use-optimal-row-height="false" fo:break-before="auto"/>
    </style:style>
    <style:style style:name="ro7" style:family="table-row">
      <style:table-row-properties style:row-height="75.75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14.25pt" style:use-optimal-row-height="true" fo:break-before="auto"/>
    </style:style>
    <style:style style:name="ro10" style:family="table-row">
      <style:table-row-properties style:row-height="110.25pt" style:use-optimal-row-height="false" fo:break-before="auto"/>
    </style:style>
    <style:style style:name="ta1" style:family="table" style:master-page-name="mp1">
      <style:table-properties table:display="true" style:writing-mode="lr-tb"/>
    </style:style>
    <style:style style:name="ce32"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map style:condition="of:cell-content()&lt;0" style:apply-style-name="cf1"/>
    </style:style>
  </office:automatic-styles>
  <office:body>
    <office:spreadsheet>
      <table:calculation-settings table:case-sensitive="false" table:search-criteria-must-apply-to-whole-cell="true" table:use-wildcards="true" table:use-regular-expressions="false" table:automatic-find-labels="false"/>
      <table:table table:name="Notes_3_13_and_3_13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3">
            <text:p>Table 3.13: Income and tax by county and region, tax year 2020 to 2021</text:p>
          </table:table-cell>
          <table:table-cell table:style-name="ce8"/>
          <table:table-cell table:number-columns-repeated="16382" table:style-name="ce1"/>
        </table:table-row>
        <table:table-row table:style-name="ro2">
          <table:table-cell office:value-type="string" table:style-name="ce5">
            <text:p>Notes and definitions</text:p>
          </table:table-cell>
          <table:table-cell table:style-name="ce8"/>
          <table:table-cell table:number-columns-repeated="16382" table:style-name="ce1"/>
        </table:table-row>
        <table:table-row table:style-name="ro3">
          <table:table-cell office:value-type="string" table:style-name="ce10">
            <text:p>Number</text:p>
          </table:table-cell>
          <table:table-cell office:value-type="string" table:style-name="ce6">
            <text:p>Note</text:p>
          </table:table-cell>
          <table:table-cell table:number-columns-repeated="16382" table:style-name="ce1"/>
        </table:table-row>
        <table:table-row table:style-name="ro4">
          <table:table-cell office:value-type="float" office:value="1" table:style-name="ce13">
            <text:p>1</text:p>
          </table:table-cell>
          <table:table-cell office:value-type="string" table:style-name="ce4">
            <text:p>Estimates for sub-UK geographical areas (eg by country, region, county etc) should be treated with particular caution (please refer to the supporting documentation section 'Precision of estimates: sub UK areas').</text:p>
          </table:table-cell>
          <table:table-cell table:number-columns-repeated="16382" table:style-name="ce1"/>
        </table:table-row>
        <table:table-row table:style-name="ro5">
          <table:table-cell office:value-type="float" office:value="2" table:style-name="ce14">
            <text:p>2</text:p>
          </table:table-cell>
          <table:table-cell office:value-type="string" table:style-name="ce4">
            <text:p>The notes to Table 3.11 also apply to these tables. The self-employment counts are based on the same definition as used in Table 3.6. These tables give mean and median measures of total income and its major components and total tax for different geographical breakdowns. Generally in the income columns the mean is higher than the median because comparatively few people have incomes that are significantly above the average. An average for a type of income (i.e. employment income) can be larger than the average total income as it only relates to those individuals who have income of that type.</text:p>
          </table:table-cell>
          <table:table-cell table:number-columns-repeated="16382" table:style-name="ce1"/>
        </table:table-row>
        <table:table-row table:style-name="ro6">
          <table:table-cell office:value-type="float" office:value="3" table:style-name="ce14">
            <text:p>3</text:p>
          </table:table-cell>
          <table:table-cell office:value-type="string" table:style-name="ce4">
            <text:p>Self employment income is profit chargeable under the Income Tax (Trading and Other income) Act 2005 less losses brought forward and capital allowances allowed. The number of individuals with self employment income shown in this table is lower than that shown in Table 3.10. In this table only individuals who are liable to tax in tax year 2020 to 2021 are included, whereas Table 3.10 includes all people with a self employment source in tax year 2020 to 2021. Employment income includes all pay from employment, from taxable benefits and from Incapacity Benefit, contribution-based Employment and Support Allowance or Job Seeker's allowance. In previous years we have used as our definition of self-employed, those who have non-zero profits, capital allowances or losses brought forwards. From tax year 2003 to 2004 we have changed the definition to encompass all taxpayers who have a self-employment source.</text:p>
          </table:table-cell>
          <table:table-cell table:number-columns-repeated="16382" table:style-name="ce1"/>
        </table:table-row>
        <table:table-row table:style-name="ro7">
          <table:table-cell office:value-type="float" office:value="4" table:style-name="ce14">
            <text:p>4</text:p>
          </table:table-cell>
          <table:table-cell office:value-type="string" table:style-name="ce11">
            <text:p>Incomes are allocated to regions and countries according to the residence of the recipient. The postcode has been used to determine the geographical region for the overwhelming majority of cases. Some members of the Forces and Merchant Navy, together with a small number of people serving overseas and people with overseas addresses have not been allocated to regions, but have been included in the UK figures. There are also a small number of people in the sample where it was not possible to identify their postcode and therefore identify the correct region. These have also been included in the UK figures. This explains why the regional amounts do not add up to the UK total.</text:p>
          </table:table-cell>
          <table:table-cell table:number-columns-repeated="16382" table:style-name="ce1"/>
        </table:table-row>
        <table:table-row table:style-name="ro8">
          <table:table-cell office:value-type="float" office:value="5" table:style-name="ce9">
            <text:p>5</text:p>
          </table:table-cell>
          <table:table-cell office:value-type="string" table:style-name="ce7">
            <text:p>For more information about the SPI please refer to the supporting documentation.</text:p>
          </table:table-cell>
          <table:table-cell table:number-columns-repeated="16382" table:style-name="ce1"/>
        </table:table-row>
        <table:table-row table:style-name="ro3">
          <table:table-cell office:value-type="string" table:style-name="ce2">
            <text:p>End of worksheet</text:p>
          </table:table-cell>
          <table:table-cell table:style-name="ce12"/>
          <table:table-cell table:number-columns-repeated="16382" table:style-name="ce1"/>
        </table:table-row>
        <table:table-row table:number-rows-repeated="2" table:style-name="ro9">
          <table:table-cell table:number-columns-repeated="16384"/>
        </table:table-row>
        <table:table-row table:style-name="ro9">
          <table:table-cell table:style-name="ce1"/>
          <table:table-cell table:number-columns-spanned="25" table:number-rows-spanned="1" table:style-name="ce31"/>
          <table:covered-table-cell table:number-columns-repeated="24"/>
          <table:table-cell table:number-columns-repeated="16358"/>
        </table:table-row>
        <table:table-row table:number-rows-repeated="1048564" table:style-name="ro9">
          <table:table-cell table:number-columns-repeated="16384"/>
        </table:table-row>
      </table:table>
      <table:table table:name="Table_3_13" table:style-name="ta1">
        <table:table-column table:style-name="co4" table:default-cell-style-name="ce1"/>
        <table:table-column table:style-name="co5" table:default-cell-style-name="ce1"/>
        <table:table-column table:style-name="co6" table:number-columns-repeated="19" table:default-cell-style-name="ce1"/>
        <table:table-column table:style-name="co3" table:number-columns-repeated="16363" table:default-cell-style-name="ce1"/>
        <table:table-row table:style-name="ro1">
          <table:table-cell office:value-type="string" table:style-name="ce24">
            <text:p>Table 3.13: Income and tax by county and region, tax year 2020 to 2021</text:p>
          </table:table-cell>
          <table:table-cell table:style-name="ce22"/>
          <table:table-cell table:number-columns-repeated="9" table:style-name="ce28"/>
          <table:table-cell table:style-name="ce23"/>
          <table:table-cell table:number-columns-repeated="9" table:style-name="ce28"/>
          <table:table-cell table:number-columns-repeated="16363"/>
        </table:table-row>
        <table:table-row table:style-name="ro3">
          <table:table-cell office:value-type="string" table:style-name="ce32">
            <text:p>This worksheet contains one table and some cells may refer to notes which can be found on the accompanying notes worksheet.</text:p>
          </table:table-cell>
          <table:table-cell table:style-name="ce22"/>
          <table:table-cell table:number-columns-repeated="9" table:style-name="ce28"/>
          <table:table-cell table:style-name="ce23"/>
          <table:table-cell table:number-columns-repeated="9" table:style-name="ce28"/>
          <table:table-cell table:number-columns-repeated="16363"/>
        </table:table-row>
        <table:table-row table:style-name="ro3">
          <table:table-cell office:value-type="string" table:style-name="ce20">
            <text:p>Numbers of taxpayers are measured in thousands, amounts are measured in £ millions, means and medians are measured in £. Totals may not sum due to rounding.</text:p>
          </table:table-cell>
          <table:table-cell table:style-name="ce22"/>
          <table:table-cell table:number-columns-repeated="9" table:style-name="ce28"/>
          <table:table-cell table:style-name="ce23"/>
          <table:table-cell table:number-columns-repeated="9" table:style-name="ce28"/>
          <table:table-cell table:number-columns-repeated="16363"/>
        </table:table-row>
        <table:table-row table:style-name="ro3">
          <table:table-cell office:value-type="string" table:style-name="ce20">
            <text:p>The source of this table is the Survey of Personal Incomes (SPI) for the tax year 2020 to 2021. This table was last updated in March 2023.</text:p>
          </table:table-cell>
          <table:table-cell table:style-name="ce22"/>
          <table:table-cell table:number-columns-repeated="9" table:style-name="ce28"/>
          <table:table-cell table:style-name="ce23"/>
          <table:table-cell table:number-columns-repeated="9" table:style-name="ce28"/>
          <table:table-cell table:number-columns-repeated="16363"/>
        </table:table-row>
        <table:table-row table:style-name="ro10">
          <table:table-cell office:value-type="string" table:style-name="ce26">
            <text:p>Region / County codes</text:p>
          </table:table-cell>
          <table:table-cell office:value-type="string" table:style-name="ce26">
            <text:p>Region/County</text:p>
          </table:table-cell>
          <table:table-cell office:value-type="string" table:style-name="ce29">
            <text:p>Self-employment income: Number of individuals</text:p>
          </table:table-cell>
          <table:table-cell office:value-type="string" table:style-name="ce29">
            <text:p>Self-employment income: Mean</text:p>
          </table:table-cell>
          <table:table-cell office:value-type="string" table:style-name="ce29">
            <text:p>Self-employment income: Median</text:p>
          </table:table-cell>
          <table:table-cell office:value-type="string" table:style-name="ce29">
            <text:p>Employment income: Number of individuals</text:p>
          </table:table-cell>
          <table:table-cell office:value-type="string" table:style-name="ce29">
            <text:p>Employment income: Mean</text:p>
          </table:table-cell>
          <table:table-cell office:value-type="string" table:style-name="ce29">
            <text:p>Employment income: Median</text:p>
          </table:table-cell>
          <table:table-cell office:value-type="string" table:style-name="ce29">
            <text:p>Pension income: Number of individuals</text:p>
          </table:table-cell>
          <table:table-cell office:value-type="string" table:style-name="ce29">
            <text:p>Pension income: Mean</text:p>
          </table:table-cell>
          <table:table-cell office:value-type="string" table:style-name="ce29">
            <text:p>Pension income: Median</text:p>
          </table:table-cell>
          <table:table-cell office:value-type="string" table:style-name="ce29">
            <text:p>Property, interest, dividend and other income: Number of individuals</text:p>
          </table:table-cell>
          <table:table-cell office:value-type="string" table:style-name="ce29">
            <text:p>Property, interest, dividend and other income: Mean</text:p>
          </table:table-cell>
          <table:table-cell office:value-type="string" table:style-name="ce29">
            <text:p>Property, interest, dividend and other income: Median</text:p>
          </table:table-cell>
          <table:table-cell office:value-type="string" table:style-name="ce29">
            <text:p>Total income: Number of individuals</text:p>
          </table:table-cell>
          <table:table-cell office:value-type="string" table:style-name="ce29">
            <text:p>Total income: Mean</text:p>
          </table:table-cell>
          <table:table-cell office:value-type="string" table:style-name="ce29">
            <text:p>Total income: Median</text:p>
          </table:table-cell>
          <table:table-cell office:value-type="string" table:style-name="ce29">
            <text:p>Total tax: Number of individuals</text:p>
          </table:table-cell>
          <table:table-cell office:value-type="string" table:style-name="ce29">
            <text:p>Total tax: Mean</text:p>
          </table:table-cell>
          <table:table-cell office:value-type="string" table:style-name="ce29">
            <text:p>Total tax: Median</text:p>
          </table:table-cell>
          <table:table-cell office:value-type="string" table:style-name="ce29">
            <text:p>Total tax: Amount</text:p>
          </table:table-cell>
          <table:table-cell table:number-columns-repeated="16363"/>
        </table:table-row>
        <table:table-row table:style-name="ro3">
          <table:table-cell office:value-type="string" table:style-name="ce16">
            <text:p>K02000001</text:p>
          </table:table-cell>
          <table:table-cell office:value-type="string" table:style-name="ce16">
            <text:p>United Kingdom</text:p>
          </table:table-cell>
          <table:table-cell office:value-type="float" office:value="3280" table:style-name="ce23">
            <text:p>3,280</text:p>
          </table:table-cell>
          <table:table-cell office:value-type="float" office:value="29500" table:style-name="ce23">
            <text:p>29,500</text:p>
          </table:table-cell>
          <table:table-cell office:value-type="float" office:value="16400" table:style-name="ce23">
            <text:p>16,400</text:p>
          </table:table-cell>
          <table:table-cell office:value-type="float" office:value="23900" table:style-name="ce23">
            <text:p>23,900</text:p>
          </table:table-cell>
          <table:table-cell office:value-type="float" office:value="34600" table:style-name="ce23">
            <text:p>34,600</text:p>
          </table:table-cell>
          <table:table-cell office:value-type="float" office:value="25300" table:style-name="ce23">
            <text:p>25,300</text:p>
          </table:table-cell>
          <table:table-cell office:value-type="float" office:value="8320" table:style-name="ce23">
            <text:p>8,320</text:p>
          </table:table-cell>
          <table:table-cell office:value-type="float" office:value="19600" table:style-name="ce23">
            <text:p>19,600</text:p>
          </table:table-cell>
          <table:table-cell office:value-type="float" office:value="16700" table:style-name="ce23">
            <text:p>16,700</text:p>
          </table:table-cell>
          <table:table-cell office:value-type="float" office:value="13900" table:style-name="ce23">
            <text:p>13,900</text:p>
          </table:table-cell>
          <table:table-cell office:value-type="float" office:value="6640" table:style-name="ce23">
            <text:p>6,640</text:p>
          </table:table-cell>
          <table:table-cell office:value-type="float" office:value="113" table:style-name="ce23">
            <text:p>113</text:p>
          </table:table-cell>
          <table:table-cell office:value-type="float" office:value="31700" table:style-name="ce23">
            <text:p>31,700</text:p>
          </table:table-cell>
          <table:table-cell office:value-type="float" office:value="37300" table:style-name="ce23">
            <text:p>37,300</text:p>
          </table:table-cell>
          <table:table-cell office:value-type="float" office:value="26300" table:style-name="ce23">
            <text:p>26,300</text:p>
          </table:table-cell>
          <table:table-cell office:value-type="float" office:value="31700" table:style-name="ce23">
            <text:p>31,700</text:p>
          </table:table-cell>
          <table:table-cell office:value-type="float" office:value="6180" table:style-name="ce23">
            <text:p>6,180</text:p>
          </table:table-cell>
          <table:table-cell office:value-type="float" office:value="2470" table:style-name="ce23">
            <text:p>2,470</text:p>
          </table:table-cell>
          <table:table-cell office:value-type="float" office:value="196000" table:style-name="ce23">
            <text:p>196,000</text:p>
          </table:table-cell>
          <table:table-cell table:number-columns-repeated="16363"/>
        </table:table-row>
        <table:table-row table:style-name="ro3">
          <table:table-cell office:value-type="string" table:style-name="ce16">
            <text:p>E92000001</text:p>
          </table:table-cell>
          <table:table-cell office:value-type="string" table:style-name="ce16">
            <text:p>England</text:p>
          </table:table-cell>
          <table:table-cell office:value-type="float" office:value="2830" table:style-name="ce23">
            <text:p>2,830</text:p>
          </table:table-cell>
          <table:table-cell office:value-type="float" office:value="30300" table:style-name="ce23">
            <text:p>30,300</text:p>
          </table:table-cell>
          <table:table-cell office:value-type="float" office:value="16600" table:style-name="ce23">
            <text:p>16,600</text:p>
          </table:table-cell>
          <table:table-cell office:value-type="float" office:value="20200" table:style-name="ce23">
            <text:p>20,200</text:p>
          </table:table-cell>
          <table:table-cell office:value-type="float" office:value="35400" table:style-name="ce23">
            <text:p>35,400</text:p>
          </table:table-cell>
          <table:table-cell office:value-type="float" office:value="25500" table:style-name="ce23">
            <text:p>25,500</text:p>
          </table:table-cell>
          <table:table-cell office:value-type="float" office:value="6860" table:style-name="ce23">
            <text:p>6,860</text:p>
          </table:table-cell>
          <table:table-cell office:value-type="float" office:value="19700" table:style-name="ce23">
            <text:p>19,700</text:p>
          </table:table-cell>
          <table:table-cell office:value-type="float" office:value="16700" table:style-name="ce23">
            <text:p>16,700</text:p>
          </table:table-cell>
          <table:table-cell office:value-type="float" office:value="11800" table:style-name="ce23">
            <text:p>11,800</text:p>
          </table:table-cell>
          <table:table-cell office:value-type="float" office:value="7020" table:style-name="ce23">
            <text:p>7,020</text:p>
          </table:table-cell>
          <table:table-cell office:value-type="float" office:value="125" table:style-name="ce23">
            <text:p>125</text:p>
          </table:table-cell>
          <table:table-cell office:value-type="float" office:value="26600" table:style-name="ce23">
            <text:p>26,600</text:p>
          </table:table-cell>
          <table:table-cell office:value-type="float" office:value="38200" table:style-name="ce23">
            <text:p>38,200</text:p>
          </table:table-cell>
          <table:table-cell office:value-type="float" office:value="26600" table:style-name="ce23">
            <text:p>26,600</text:p>
          </table:table-cell>
          <table:table-cell office:value-type="float" office:value="26600" table:style-name="ce23">
            <text:p>26,600</text:p>
          </table:table-cell>
          <table:table-cell office:value-type="float" office:value="6500" table:style-name="ce23">
            <text:p>6,500</text:p>
          </table:table-cell>
          <table:table-cell office:value-type="float" office:value="2520" table:style-name="ce23">
            <text:p>2,520</text:p>
          </table:table-cell>
          <table:table-cell office:value-type="float" office:value="173000" table:style-name="ce23">
            <text:p>173,000</text:p>
          </table:table-cell>
          <table:table-cell table:number-columns-repeated="16363"/>
        </table:table-row>
        <table:table-row table:style-name="ro3">
          <table:table-cell office:value-type="string" table:style-name="ce15">
            <text:p>E12000001</text:p>
          </table:table-cell>
          <table:table-cell office:value-type="string" table:style-name="ce16">
            <text:p>North East</text:p>
          </table:table-cell>
          <table:table-cell office:value-type="float" office:value="85" table:style-name="ce23">
            <text:p>85</text:p>
          </table:table-cell>
          <table:table-cell office:value-type="float" office:value="22400" table:style-name="ce23">
            <text:p>22,400</text:p>
          </table:table-cell>
          <table:table-cell office:value-type="float" office:value="16000" table:style-name="ce23">
            <text:p>16,000</text:p>
          </table:table-cell>
          <table:table-cell office:value-type="float" office:value="886" table:style-name="ce23">
            <text:p>886</text:p>
          </table:table-cell>
          <table:table-cell office:value-type="float" office:value="29100" table:style-name="ce23">
            <text:p>29,100</text:p>
          </table:table-cell>
          <table:table-cell office:value-type="float" office:value="23900" table:style-name="ce23">
            <text:p>23,900</text:p>
          </table:table-cell>
          <table:table-cell office:value-type="float" office:value="349" table:style-name="ce23">
            <text:p>349</text:p>
          </table:table-cell>
          <table:table-cell office:value-type="float" office:value="18000" table:style-name="ce23">
            <text:p>18,000</text:p>
          </table:table-cell>
          <table:table-cell office:value-type="float" office:value="16100" table:style-name="ce23">
            <text:p>16,100</text:p>
          </table:table-cell>
          <table:table-cell office:value-type="float" office:value="505" table:style-name="ce23">
            <text:p>505</text:p>
          </table:table-cell>
          <table:table-cell office:value-type="float" office:value="3750" table:style-name="ce23">
            <text:p>3,750</text:p>
          </table:table-cell>
          <table:table-cell office:value-type="float" office:value="59" table:style-name="ce23">
            <text:p>59</text:p>
          </table:table-cell>
          <table:table-cell office:value-type="float" office:value="1170" table:style-name="ce23">
            <text:p>1,170</text:p>
          </table:table-cell>
          <table:table-cell office:value-type="float" office:value="30600" table:style-name="ce23">
            <text:p>30,600</text:p>
          </table:table-cell>
          <table:table-cell office:value-type="float" office:value="24300" table:style-name="ce23">
            <text:p>24,300</text:p>
          </table:table-cell>
          <table:table-cell office:value-type="float" office:value="1170" table:style-name="ce23">
            <text:p>1,170</text:p>
          </table:table-cell>
          <table:table-cell office:value-type="float" office:value="3870" table:style-name="ce23">
            <text:p>3,870</text:p>
          </table:table-cell>
          <table:table-cell office:value-type="float" office:value="2120" table:style-name="ce23">
            <text:p>2,120</text:p>
          </table:table-cell>
          <table:table-cell office:value-type="float" office:value="4530" table:style-name="ce23">
            <text:p>4,530</text:p>
          </table:table-cell>
          <table:table-cell table:number-columns-repeated="16363"/>
        </table:table-row>
        <table:table-row table:style-name="ro3">
          <table:table-cell office:value-type="string" table:style-name="ce2">
            <text:p>E11000007</text:p>
          </table:table-cell>
          <table:table-cell office:value-type="string" table:style-name="ce25">
            <text:p>Tyne &amp; Wear</text:p>
          </table:table-cell>
          <table:table-cell office:value-type="float" office:value="31" table:style-name="ce21">
            <text:p>31</text:p>
          </table:table-cell>
          <table:table-cell office:value-type="float" office:value="22700" table:style-name="ce21">
            <text:p>22,700</text:p>
          </table:table-cell>
          <table:table-cell office:value-type="float" office:value="16200" table:style-name="ce21">
            <text:p>16,200</text:p>
          </table:table-cell>
          <table:table-cell office:value-type="float" office:value="371" table:style-name="ce21">
            <text:p>371</text:p>
          </table:table-cell>
          <table:table-cell office:value-type="float" office:value="29300" table:style-name="ce21">
            <text:p>29,300</text:p>
          </table:table-cell>
          <table:table-cell office:value-type="float" office:value="24300" table:style-name="ce21">
            <text:p>24,300</text:p>
          </table:table-cell>
          <table:table-cell office:value-type="float" office:value="128" table:style-name="ce21">
            <text:p>128</text:p>
          </table:table-cell>
          <table:table-cell office:value-type="float" office:value="17300" table:style-name="ce21">
            <text:p>17,300</text:p>
          </table:table-cell>
          <table:table-cell office:value-type="float" office:value="15600" table:style-name="ce21">
            <text:p>15,600</text:p>
          </table:table-cell>
          <table:table-cell office:value-type="float" office:value="203" table:style-name="ce21">
            <text:p>203</text:p>
          </table:table-cell>
          <table:table-cell office:value-type="float" office:value="3620" table:style-name="ce21">
            <text:p>3,620</text:p>
          </table:table-cell>
          <table:table-cell office:value-type="float" office:value="49" table:style-name="ce21">
            <text:p>49</text:p>
          </table:table-cell>
          <table:table-cell office:value-type="float" office:value="474" table:style-name="ce21">
            <text:p>474</text:p>
          </table:table-cell>
          <table:table-cell office:value-type="float" office:value="30600" table:style-name="ce21">
            <text:p>30,600</text:p>
          </table:table-cell>
          <table:table-cell office:value-type="float" office:value="24500" table:style-name="ce21">
            <text:p>24,500</text:p>
          </table:table-cell>
          <table:table-cell office:value-type="float" office:value="474" table:style-name="ce21">
            <text:p>474</text:p>
          </table:table-cell>
          <table:table-cell office:value-type="float" office:value="3870" table:style-name="ce21">
            <text:p>3,870</text:p>
          </table:table-cell>
          <table:table-cell office:value-type="float" office:value="2150" table:style-name="ce21">
            <text:p>2,150</text:p>
          </table:table-cell>
          <table:table-cell office:value-type="float" office:value="1840" table:style-name="ce21">
            <text:p>1,840</text:p>
          </table:table-cell>
          <table:table-cell table:number-columns-repeated="16363"/>
        </table:table-row>
        <table:table-row table:style-name="ro3">
          <table:table-cell office:value-type="string" table:style-name="ce2">
            <text:p>Not applicable</text:p>
          </table:table-cell>
          <table:table-cell office:value-type="string" table:style-name="ce25">
            <text:p>Unitary Authorities (North East)</text:p>
          </table:table-cell>
          <table:table-cell office:value-type="float" office:value="54" table:style-name="ce21">
            <text:p>54</text:p>
          </table:table-cell>
          <table:table-cell office:value-type="float" office:value="22200" table:style-name="ce21">
            <text:p>22,200</text:p>
          </table:table-cell>
          <table:table-cell office:value-type="float" office:value="15900" table:style-name="ce21">
            <text:p>15,900</text:p>
          </table:table-cell>
          <table:table-cell office:value-type="float" office:value="515" table:style-name="ce21">
            <text:p>515</text:p>
          </table:table-cell>
          <table:table-cell office:value-type="float" office:value="28900" table:style-name="ce21">
            <text:p>28,900</text:p>
          </table:table-cell>
          <table:table-cell office:value-type="float" office:value="23600" table:style-name="ce21">
            <text:p>23,600</text:p>
          </table:table-cell>
          <table:table-cell office:value-type="float" office:value="221" table:style-name="ce21">
            <text:p>221</text:p>
          </table:table-cell>
          <table:table-cell office:value-type="float" office:value="18400" table:style-name="ce21">
            <text:p>18,400</text:p>
          </table:table-cell>
          <table:table-cell office:value-type="float" office:value="16300" table:style-name="ce21">
            <text:p>16,300</text:p>
          </table:table-cell>
          <table:table-cell office:value-type="float" office:value="302" table:style-name="ce21">
            <text:p>302</text:p>
          </table:table-cell>
          <table:table-cell office:value-type="float" office:value="3840" table:style-name="ce21">
            <text:p>3,840</text:p>
          </table:table-cell>
          <table:table-cell office:value-type="float" office:value="66" table:style-name="ce21">
            <text:p>66</text:p>
          </table:table-cell>
          <table:table-cell office:value-type="float" office:value="698" table:style-name="ce21">
            <text:p>698</text:p>
          </table:table-cell>
          <table:table-cell office:value-type="float" office:value="30500" table:style-name="ce21">
            <text:p>30,500</text:p>
          </table:table-cell>
          <table:table-cell office:value-type="float" office:value="24200" table:style-name="ce21">
            <text:p>24,200</text:p>
          </table:table-cell>
          <table:table-cell office:value-type="float" office:value="698" table:style-name="ce21">
            <text:p>698</text:p>
          </table:table-cell>
          <table:table-cell office:value-type="float" office:value="3870" table:style-name="ce21">
            <text:p>3,870</text:p>
          </table:table-cell>
          <table:table-cell office:value-type="float" office:value="2100" table:style-name="ce21">
            <text:p>2,100</text:p>
          </table:table-cell>
          <table:table-cell office:value-type="float" office:value="2700" table:style-name="ce21">
            <text:p>2,700</text:p>
          </table:table-cell>
          <table:table-cell table:number-columns-repeated="16363"/>
        </table:table-row>
        <table:table-row table:style-name="ro3">
          <table:table-cell office:value-type="string" table:style-name="ce15">
            <text:p>E12000002</text:p>
          </table:table-cell>
          <table:table-cell office:value-type="string" table:style-name="ce16">
            <text:p>North West</text:p>
          </table:table-cell>
          <table:table-cell office:value-type="float" office:value="282" table:style-name="ce23">
            <text:p>282</text:p>
          </table:table-cell>
          <table:table-cell office:value-type="float" office:value="22800" table:style-name="ce23">
            <text:p>22,800</text:p>
          </table:table-cell>
          <table:table-cell office:value-type="float" office:value="15800" table:style-name="ce23">
            <text:p>15,800</text:p>
          </table:table-cell>
          <table:table-cell office:value-type="float" office:value="2560" table:style-name="ce23">
            <text:p>2,560</text:p>
          </table:table-cell>
          <table:table-cell office:value-type="float" office:value="30500" table:style-name="ce23">
            <text:p>30,500</text:p>
          </table:table-cell>
          <table:table-cell office:value-type="float" office:value="24200" table:style-name="ce23">
            <text:p>24,200</text:p>
          </table:table-cell>
          <table:table-cell office:value-type="float" office:value="901" table:style-name="ce23">
            <text:p>901</text:p>
          </table:table-cell>
          <table:table-cell office:value-type="float" office:value="18700" table:style-name="ce23">
            <text:p>18,700</text:p>
          </table:table-cell>
          <table:table-cell office:value-type="float" office:value="16500" table:style-name="ce23">
            <text:p>16,500</text:p>
          </table:table-cell>
          <table:table-cell office:value-type="float" office:value="1380" table:style-name="ce23">
            <text:p>1,380</text:p>
          </table:table-cell>
          <table:table-cell office:value-type="float" office:value="5470" table:style-name="ce23">
            <text:p>5,470</text:p>
          </table:table-cell>
          <table:table-cell office:value-type="float" office:value="84" table:style-name="ce23">
            <text:p>84</text:p>
          </table:table-cell>
          <table:table-cell office:value-type="float" office:value="3340" table:style-name="ce23">
            <text:p>3,340</text:p>
          </table:table-cell>
          <table:table-cell office:value-type="float" office:value="32600" table:style-name="ce23">
            <text:p>32,600</text:p>
          </table:table-cell>
          <table:table-cell office:value-type="float" office:value="25000" table:style-name="ce23">
            <text:p>25,000</text:p>
          </table:table-cell>
          <table:table-cell office:value-type="float" office:value="3340" table:style-name="ce23">
            <text:p>3,340</text:p>
          </table:table-cell>
          <table:table-cell office:value-type="float" office:value="4550" table:style-name="ce23">
            <text:p>4,550</text:p>
          </table:table-cell>
          <table:table-cell office:value-type="float" office:value="2250" table:style-name="ce23">
            <text:p>2,250</text:p>
          </table:table-cell>
          <table:table-cell office:value-type="float" office:value="15200" table:style-name="ce23">
            <text:p>15,200</text:p>
          </table:table-cell>
          <table:table-cell table:number-columns-repeated="16363"/>
        </table:table-row>
        <table:table-row table:style-name="ro3">
          <table:table-cell office:value-type="string" table:style-name="ce2">
            <text:p>E10000006</text:p>
          </table:table-cell>
          <table:table-cell office:value-type="string" table:style-name="ce25">
            <text:p>Cumbria</text:p>
          </table:table-cell>
          <table:table-cell office:value-type="float" office:value="25" table:style-name="ce21">
            <text:p>25</text:p>
          </table:table-cell>
          <table:table-cell office:value-type="float" office:value="20900" table:style-name="ce21">
            <text:p>20,900</text:p>
          </table:table-cell>
          <table:table-cell office:value-type="float" office:value="15700" table:style-name="ce21">
            <text:p>15,700</text:p>
          </table:table-cell>
          <table:table-cell office:value-type="float" office:value="170" table:style-name="ce21">
            <text:p>170</text:p>
          </table:table-cell>
          <table:table-cell office:value-type="float" office:value="29600" table:style-name="ce21">
            <text:p>29,600</text:p>
          </table:table-cell>
          <table:table-cell office:value-type="float" office:value="24300" table:style-name="ce21">
            <text:p>24,300</text:p>
          </table:table-cell>
          <table:table-cell office:value-type="float" office:value="89" table:style-name="ce21">
            <text:p>89</text:p>
          </table:table-cell>
          <table:table-cell office:value-type="float" office:value="18700" table:style-name="ce21">
            <text:p>18,700</text:p>
          </table:table-cell>
          <table:table-cell office:value-type="float" office:value="16600" table:style-name="ce21">
            <text:p>16,600</text:p>
          </table:table-cell>
          <table:table-cell office:value-type="float" office:value="110" table:style-name="ce21">
            <text:p>110</text:p>
          </table:table-cell>
          <table:table-cell office:value-type="float" office:value="5060" table:style-name="ce21">
            <text:p>5,060</text:p>
          </table:table-cell>
          <table:table-cell office:value-type="float" office:value="157" table:style-name="ce21">
            <text:p>157</text:p>
          </table:table-cell>
          <table:table-cell office:value-type="float" office:value="246" table:style-name="ce21">
            <text:p>246</text:p>
          </table:table-cell>
          <table:table-cell office:value-type="float" office:value="31700" table:style-name="ce21">
            <text:p>31,700</text:p>
          </table:table-cell>
          <table:table-cell office:value-type="float" office:value="25300" table:style-name="ce21">
            <text:p>25,300</text:p>
          </table:table-cell>
          <table:table-cell office:value-type="float" office:value="246" table:style-name="ce21">
            <text:p>246</text:p>
          </table:table-cell>
          <table:table-cell office:value-type="float" office:value="4030" table:style-name="ce21">
            <text:p>4,030</text:p>
          </table:table-cell>
          <table:table-cell office:value-type="float" office:value="2280" table:style-name="ce21">
            <text:p>2,280</text:p>
          </table:table-cell>
          <table:table-cell office:value-type="float" office:value="989" table:style-name="ce21">
            <text:p>989</text:p>
          </table:table-cell>
          <table:table-cell table:number-columns-repeated="16363"/>
        </table:table-row>
        <table:table-row table:style-name="ro3">
          <table:table-cell office:value-type="string" table:style-name="ce2">
            <text:p>E11000001</text:p>
          </table:table-cell>
          <table:table-cell office:value-type="string" table:style-name="ce25">
            <text:p>Greater Manchester</text:p>
          </table:table-cell>
          <table:table-cell office:value-type="float" office:value="103" table:style-name="ce21">
            <text:p>103</text:p>
          </table:table-cell>
          <table:table-cell office:value-type="float" office:value="23400" table:style-name="ce21">
            <text:p>23,400</text:p>
          </table:table-cell>
          <table:table-cell office:value-type="float" office:value="16100" table:style-name="ce21">
            <text:p>16,100</text:p>
          </table:table-cell>
          <table:table-cell office:value-type="float" office:value="982" table:style-name="ce21">
            <text:p>982</text:p>
          </table:table-cell>
          <table:table-cell office:value-type="float" office:value="30100" table:style-name="ce21">
            <text:p>30,100</text:p>
          </table:table-cell>
          <table:table-cell office:value-type="float" office:value="24100" table:style-name="ce21">
            <text:p>24,100</text:p>
          </table:table-cell>
          <table:table-cell office:value-type="float" office:value="277" table:style-name="ce21">
            <text:p>277</text:p>
          </table:table-cell>
          <table:table-cell office:value-type="float" office:value="18000" table:style-name="ce21">
            <text:p>18,000</text:p>
          </table:table-cell>
          <table:table-cell office:value-type="float" office:value="16100" table:style-name="ce21">
            <text:p>16,100</text:p>
          </table:table-cell>
          <table:table-cell office:value-type="float" office:value="477" table:style-name="ce21">
            <text:p>477</text:p>
          </table:table-cell>
          <table:table-cell office:value-type="float" office:value="5350" table:style-name="ce21">
            <text:p>5,350</text:p>
          </table:table-cell>
          <table:table-cell office:value-type="float" office:value="71" table:style-name="ce21">
            <text:p>71</text:p>
          </table:table-cell>
          <table:table-cell office:value-type="float" office:value="1230" table:style-name="ce21">
            <text:p>1,230</text:p>
          </table:table-cell>
          <table:table-cell office:value-type="float" office:value="32100" table:style-name="ce21">
            <text:p>32,100</text:p>
          </table:table-cell>
          <table:table-cell office:value-type="float" office:value="24900" table:style-name="ce21">
            <text:p>24,900</text:p>
          </table:table-cell>
          <table:table-cell office:value-type="float" office:value="1230" table:style-name="ce21">
            <text:p>1,230</text:p>
          </table:table-cell>
          <table:table-cell office:value-type="float" office:value="4370" table:style-name="ce21">
            <text:p>4,370</text:p>
          </table:table-cell>
          <table:table-cell office:value-type="float" office:value="2230" table:style-name="ce21">
            <text:p>2,230</text:p>
          </table:table-cell>
          <table:table-cell office:value-type="float" office:value="5380" table:style-name="ce21">
            <text:p>5,380</text:p>
          </table:table-cell>
          <table:table-cell table:number-columns-repeated="16363"/>
        </table:table-row>
        <table:table-row table:style-name="ro3">
          <table:table-cell office:value-type="string" table:style-name="ce2">
            <text:p>E10000017</text:p>
          </table:table-cell>
          <table:table-cell office:value-type="string" table:style-name="ce25">
            <text:p>Lancashire</text:p>
          </table:table-cell>
          <table:table-cell office:value-type="float" office:value="51" table:style-name="ce21">
            <text:p>51</text:p>
          </table:table-cell>
          <table:table-cell office:value-type="float" office:value="21900" table:style-name="ce21">
            <text:p>21,900</text:p>
          </table:table-cell>
          <table:table-cell office:value-type="float" office:value="15500" table:style-name="ce21">
            <text:p>15,500</text:p>
          </table:table-cell>
          <table:table-cell office:value-type="float" office:value="419" table:style-name="ce21">
            <text:p>419</text:p>
          </table:table-cell>
          <table:table-cell office:value-type="float" office:value="29500" table:style-name="ce21">
            <text:p>29,500</text:p>
          </table:table-cell>
          <table:table-cell office:value-type="float" office:value="24000" table:style-name="ce21">
            <text:p>24,000</text:p>
          </table:table-cell>
          <table:table-cell office:value-type="float" office:value="174" table:style-name="ce21">
            <text:p>174</text:p>
          </table:table-cell>
          <table:table-cell office:value-type="float" office:value="19100" table:style-name="ce21">
            <text:p>19,100</text:p>
          </table:table-cell>
          <table:table-cell office:value-type="float" office:value="16800" table:style-name="ce21">
            <text:p>16,800</text:p>
          </table:table-cell>
          <table:table-cell office:value-type="float" office:value="263" table:style-name="ce21">
            <text:p>263</text:p>
          </table:table-cell>
          <table:table-cell office:value-type="float" office:value="5660" table:style-name="ce21">
            <text:p>5,660</text:p>
          </table:table-cell>
          <table:table-cell office:value-type="float" office:value="103" table:style-name="ce21">
            <text:p>103</text:p>
          </table:table-cell>
          <table:table-cell office:value-type="float" office:value="574" table:style-name="ce21">
            <text:p>574</text:p>
          </table:table-cell>
          <table:table-cell office:value-type="float" office:value="31900" table:style-name="ce21">
            <text:p>31,900</text:p>
          </table:table-cell>
          <table:table-cell office:value-type="float" office:value="24900" table:style-name="ce21">
            <text:p>24,900</text:p>
          </table:table-cell>
          <table:table-cell office:value-type="float" office:value="574" table:style-name="ce21">
            <text:p>574</text:p>
          </table:table-cell>
          <table:table-cell office:value-type="float" office:value="4210" table:style-name="ce21">
            <text:p>4,210</text:p>
          </table:table-cell>
          <table:table-cell office:value-type="float" office:value="2210" table:style-name="ce21">
            <text:p>2,210</text:p>
          </table:table-cell>
          <table:table-cell office:value-type="float" office:value="2410" table:style-name="ce21">
            <text:p>2,410</text:p>
          </table:table-cell>
          <table:table-cell table:number-columns-repeated="16363"/>
        </table:table-row>
        <table:table-row table:style-name="ro3">
          <table:table-cell office:value-type="string" table:style-name="ce2">
            <text:p>E11000002</text:p>
          </table:table-cell>
          <table:table-cell office:value-type="string" table:style-name="ce25">
            <text:p>Merseyside</text:p>
          </table:table-cell>
          <table:table-cell office:value-type="float" office:value="46" table:style-name="ce21">
            <text:p>46</text:p>
          </table:table-cell>
          <table:table-cell office:value-type="float" office:value="22000" table:style-name="ce21">
            <text:p>22,000</text:p>
          </table:table-cell>
          <table:table-cell office:value-type="float" office:value="15500" table:style-name="ce21">
            <text:p>15,500</text:p>
          </table:table-cell>
          <table:table-cell office:value-type="float" office:value="478" table:style-name="ce21">
            <text:p>478</text:p>
          </table:table-cell>
          <table:table-cell office:value-type="float" office:value="29500" table:style-name="ce21">
            <text:p>29,500</text:p>
          </table:table-cell>
          <table:table-cell office:value-type="float" office:value="24100" table:style-name="ce21">
            <text:p>24,100</text:p>
          </table:table-cell>
          <table:table-cell office:value-type="float" office:value="166" table:style-name="ce21">
            <text:p>166</text:p>
          </table:table-cell>
          <table:table-cell office:value-type="float" office:value="18000" table:style-name="ce21">
            <text:p>18,000</text:p>
          </table:table-cell>
          <table:table-cell office:value-type="float" office:value="16400" table:style-name="ce21">
            <text:p>16,400</text:p>
          </table:table-cell>
          <table:table-cell office:value-type="float" office:value="232" table:style-name="ce21">
            <text:p>232</text:p>
          </table:table-cell>
          <table:table-cell office:value-type="float" office:value="4280" table:style-name="ce21">
            <text:p>4,280</text:p>
          </table:table-cell>
          <table:table-cell office:value-type="float" office:value="58" table:style-name="ce21">
            <text:p>58</text:p>
          </table:table-cell>
          <table:table-cell office:value-type="float" office:value="613" table:style-name="ce21">
            <text:p>613</text:p>
          </table:table-cell>
          <table:table-cell office:value-type="float" office:value="31100" table:style-name="ce21">
            <text:p>31,100</text:p>
          </table:table-cell>
          <table:table-cell office:value-type="float" office:value="24600" table:style-name="ce21">
            <text:p>24,600</text:p>
          </table:table-cell>
          <table:table-cell office:value-type="float" office:value="613" table:style-name="ce21">
            <text:p>613</text:p>
          </table:table-cell>
          <table:table-cell office:value-type="float" office:value="4060" table:style-name="ce21">
            <text:p>4,060</text:p>
          </table:table-cell>
          <table:table-cell office:value-type="float" office:value="2180" table:style-name="ce21">
            <text:p>2,180</text:p>
          </table:table-cell>
          <table:table-cell office:value-type="float" office:value="2490" table:style-name="ce21">
            <text:p>2,490</text:p>
          </table:table-cell>
          <table:table-cell table:number-columns-repeated="16363"/>
        </table:table-row>
        <table:table-row table:style-name="ro3">
          <table:table-cell office:value-type="string" table:style-name="ce2">
            <text:p>Not applicable</text:p>
          </table:table-cell>
          <table:table-cell office:value-type="string" table:style-name="ce25">
            <text:p>Unitary Authorities (North West)</text:p>
          </table:table-cell>
          <table:table-cell office:value-type="float" office:value="58" table:style-name="ce21">
            <text:p>58</text:p>
          </table:table-cell>
          <table:table-cell office:value-type="float" office:value="24100" table:style-name="ce21">
            <text:p>24,100</text:p>
          </table:table-cell>
          <table:table-cell office:value-type="float" office:value="15700" table:style-name="ce21">
            <text:p>15,700</text:p>
          </table:table-cell>
          <table:table-cell office:value-type="float" office:value="509" table:style-name="ce21">
            <text:p>509</text:p>
          </table:table-cell>
          <table:table-cell office:value-type="float" office:value="33500" table:style-name="ce21">
            <text:p>33,500</text:p>
          </table:table-cell>
          <table:table-cell office:value-type="float" office:value="24400" table:style-name="ce21">
            <text:p>24,400</text:p>
          </table:table-cell>
          <table:table-cell office:value-type="float" office:value="195" table:style-name="ce21">
            <text:p>195</text:p>
          </table:table-cell>
          <table:table-cell office:value-type="float" office:value="20200" table:style-name="ce21">
            <text:p>20,200</text:p>
          </table:table-cell>
          <table:table-cell office:value-type="float" office:value="17300" table:style-name="ce21">
            <text:p>17,300</text:p>
          </table:table-cell>
          <table:table-cell office:value-type="float" office:value="301" table:style-name="ce21">
            <text:p>301</text:p>
          </table:table-cell>
          <table:table-cell office:value-type="float" office:value="6570" table:style-name="ce21">
            <text:p>6,570</text:p>
          </table:table-cell>
          <table:table-cell office:value-type="float" office:value="109" table:style-name="ce21">
            <text:p>109</text:p>
          </table:table-cell>
          <table:table-cell office:value-type="float" office:value="677" table:style-name="ce21">
            <text:p>677</text:p>
          </table:table-cell>
          <table:table-cell office:value-type="float" office:value="36000" table:style-name="ce21">
            <text:p>36,000</text:p>
          </table:table-cell>
          <table:table-cell office:value-type="float" office:value="25600" table:style-name="ce21">
            <text:p>25,600</text:p>
          </table:table-cell>
          <table:table-cell office:value-type="float" office:value="677" table:style-name="ce21">
            <text:p>677</text:p>
          </table:table-cell>
          <table:table-cell office:value-type="float" office:value="5770" table:style-name="ce21">
            <text:p>5,770</text:p>
          </table:table-cell>
          <table:table-cell office:value-type="float" office:value="2350" table:style-name="ce21">
            <text:p>2,350</text:p>
          </table:table-cell>
          <table:table-cell office:value-type="float" office:value="3910" table:style-name="ce21">
            <text:p>3,910</text:p>
          </table:table-cell>
          <table:table-cell table:number-columns-repeated="16363"/>
        </table:table-row>
        <table:table-row table:style-name="ro3">
          <table:table-cell office:value-type="string" table:style-name="ce15">
            <text:p>E12000003</text:p>
          </table:table-cell>
          <table:table-cell office:value-type="string" table:style-name="ce16">
            <text:p>Yorkshire and the Humber</text:p>
          </table:table-cell>
          <table:table-cell office:value-type="float" office:value="219" table:style-name="ce23">
            <text:p>219</text:p>
          </table:table-cell>
          <table:table-cell office:value-type="float" office:value="23400" table:style-name="ce23">
            <text:p>23,400</text:p>
          </table:table-cell>
          <table:table-cell office:value-type="float" office:value="16400" table:style-name="ce23">
            <text:p>16,400</text:p>
          </table:table-cell>
          <table:table-cell office:value-type="float" office:value="1870" table:style-name="ce23">
            <text:p>1,870</text:p>
          </table:table-cell>
          <table:table-cell office:value-type="float" office:value="29200" table:style-name="ce23">
            <text:p>29,200</text:p>
          </table:table-cell>
          <table:table-cell office:value-type="float" office:value="23600" table:style-name="ce23">
            <text:p>23,600</text:p>
          </table:table-cell>
          <table:table-cell office:value-type="float" office:value="670" table:style-name="ce23">
            <text:p>670</text:p>
          </table:table-cell>
          <table:table-cell office:value-type="float" office:value="18300" table:style-name="ce23">
            <text:p>18,300</text:p>
          </table:table-cell>
          <table:table-cell office:value-type="float" office:value="16100" table:style-name="ce23">
            <text:p>16,100</text:p>
          </table:table-cell>
          <table:table-cell office:value-type="float" office:value="1070" table:style-name="ce23">
            <text:p>1,070</text:p>
          </table:table-cell>
          <table:table-cell office:value-type="float" office:value="5100" table:style-name="ce23">
            <text:p>5,100</text:p>
          </table:table-cell>
          <table:table-cell office:value-type="float" office:value="79" table:style-name="ce23">
            <text:p>79</text:p>
          </table:table-cell>
          <table:table-cell office:value-type="float" office:value="2460" table:style-name="ce23">
            <text:p>2,460</text:p>
          </table:table-cell>
          <table:table-cell office:value-type="float" office:value="31500" table:style-name="ce23">
            <text:p>31,500</text:p>
          </table:table-cell>
          <table:table-cell office:value-type="float" office:value="24500" table:style-name="ce23">
            <text:p>24,500</text:p>
          </table:table-cell>
          <table:table-cell office:value-type="float" office:value="2460" table:style-name="ce23">
            <text:p>2,460</text:p>
          </table:table-cell>
          <table:table-cell office:value-type="float" office:value="4200" table:style-name="ce23">
            <text:p>4,200</text:p>
          </table:table-cell>
          <table:table-cell office:value-type="float" office:value="2160" table:style-name="ce23">
            <text:p>2,160</text:p>
          </table:table-cell>
          <table:table-cell office:value-type="float" office:value="10300" table:style-name="ce23">
            <text:p>10,300</text:p>
          </table:table-cell>
          <table:table-cell table:number-columns-repeated="16363"/>
        </table:table-row>
        <table:table-row table:style-name="ro3">
          <table:table-cell office:value-type="string" table:style-name="ce2">
            <text:p>E10000023</text:p>
          </table:table-cell>
          <table:table-cell office:value-type="string" table:style-name="ce25">
            <text:p>North Yorkshire</text:p>
          </table:table-cell>
          <table:table-cell office:value-type="float" office:value="41" table:style-name="ce21">
            <text:p>41</text:p>
          </table:table-cell>
          <table:table-cell office:value-type="float" office:value="26300" table:style-name="ce21">
            <text:p>26,300</text:p>
          </table:table-cell>
          <table:table-cell office:value-type="float" office:value="17100" table:style-name="ce21">
            <text:p>17,100</text:p>
          </table:table-cell>
          <table:table-cell office:value-type="float" office:value="216" table:style-name="ce21">
            <text:p>216</text:p>
          </table:table-cell>
          <table:table-cell office:value-type="float" office:value="31300" table:style-name="ce21">
            <text:p>31,300</text:p>
          </table:table-cell>
          <table:table-cell office:value-type="float" office:value="23300" table:style-name="ce21">
            <text:p>23,300</text:p>
          </table:table-cell>
          <table:table-cell office:value-type="float" office:value="106" table:style-name="ce21">
            <text:p>106</text:p>
          </table:table-cell>
          <table:table-cell office:value-type="float" office:value="20400" table:style-name="ce21">
            <text:p>20,400</text:p>
          </table:table-cell>
          <table:table-cell office:value-type="float" office:value="16800" table:style-name="ce21">
            <text:p>16,800</text:p>
          </table:table-cell>
          <table:table-cell office:value-type="float" office:value="156" table:style-name="ce21">
            <text:p>156</text:p>
          </table:table-cell>
          <table:table-cell office:value-type="float" office:value="7680" table:style-name="ce21">
            <text:p>7,680</text:p>
          </table:table-cell>
          <table:table-cell office:value-type="float" office:value="183" table:style-name="ce21">
            <text:p>183</text:p>
          </table:table-cell>
          <table:table-cell office:value-type="float" office:value="312" table:style-name="ce21">
            <text:p>312</text:p>
          </table:table-cell>
          <table:table-cell office:value-type="float" office:value="36000" table:style-name="ce21">
            <text:p>36,000</text:p>
          </table:table-cell>
          <table:table-cell office:value-type="float" office:value="25900" table:style-name="ce21">
            <text:p>25,900</text:p>
          </table:table-cell>
          <table:table-cell office:value-type="float" office:value="312" table:style-name="ce21">
            <text:p>312</text:p>
          </table:table-cell>
          <table:table-cell office:value-type="float" office:value="5640" table:style-name="ce21">
            <text:p>5,640</text:p>
          </table:table-cell>
          <table:table-cell office:value-type="float" office:value="2360" table:style-name="ce21">
            <text:p>2,360</text:p>
          </table:table-cell>
          <table:table-cell office:value-type="float" office:value="1760" table:style-name="ce21">
            <text:p>1,760</text:p>
          </table:table-cell>
          <table:table-cell table:number-columns-repeated="16363"/>
        </table:table-row>
        <table:table-row table:style-name="ro3">
          <table:table-cell office:value-type="string" table:style-name="ce2">
            <text:p>E11000003</text:p>
          </table:table-cell>
          <table:table-cell office:value-type="string" table:style-name="ce25">
            <text:p>South Yorkshire</text:p>
          </table:table-cell>
          <table:table-cell office:value-type="float" office:value="51" table:style-name="ce21">
            <text:p>51</text:p>
          </table:table-cell>
          <table:table-cell office:value-type="float" office:value="22300" table:style-name="ce21">
            <text:p>22,300</text:p>
          </table:table-cell>
          <table:table-cell office:value-type="float" office:value="16800" table:style-name="ce21">
            <text:p>16,800</text:p>
          </table:table-cell>
          <table:table-cell office:value-type="float" office:value="462" table:style-name="ce21">
            <text:p>462</text:p>
          </table:table-cell>
          <table:table-cell office:value-type="float" office:value="28100" table:style-name="ce21">
            <text:p>28,100</text:p>
          </table:table-cell>
          <table:table-cell office:value-type="float" office:value="23200" table:style-name="ce21">
            <text:p>23,200</text:p>
          </table:table-cell>
          <table:table-cell office:value-type="float" office:value="161" table:style-name="ce21">
            <text:p>161</text:p>
          </table:table-cell>
          <table:table-cell office:value-type="float" office:value="17100" table:style-name="ce21">
            <text:p>17,100</text:p>
          </table:table-cell>
          <table:table-cell office:value-type="float" office:value="15500" table:style-name="ce21">
            <text:p>15,500</text:p>
          </table:table-cell>
          <table:table-cell office:value-type="float" office:value="249" table:style-name="ce21">
            <text:p>249</text:p>
          </table:table-cell>
          <table:table-cell office:value-type="float" office:value="3890" table:style-name="ce21">
            <text:p>3,890</text:p>
          </table:table-cell>
          <table:table-cell office:value-type="float" office:value="51" table:style-name="ce21">
            <text:p>51</text:p>
          </table:table-cell>
          <table:table-cell office:value-type="float" office:value="601" table:style-name="ce21">
            <text:p>601</text:p>
          </table:table-cell>
          <table:table-cell office:value-type="float" office:value="29600" table:style-name="ce21">
            <text:p>29,600</text:p>
          </table:table-cell>
          <table:table-cell office:value-type="float" office:value="23800" table:style-name="ce21">
            <text:p>23,800</text:p>
          </table:table-cell>
          <table:table-cell office:value-type="float" office:value="601" table:style-name="ce21">
            <text:p>601</text:p>
          </table:table-cell>
          <table:table-cell office:value-type="float" office:value="3610" table:style-name="ce21">
            <text:p>3,610</text:p>
          </table:table-cell>
          <table:table-cell office:value-type="float" office:value="2030" table:style-name="ce21">
            <text:p>2,030</text:p>
          </table:table-cell>
          <table:table-cell office:value-type="float" office:value="2170" table:style-name="ce21">
            <text:p>2,170</text:p>
          </table:table-cell>
          <table:table-cell table:number-columns-repeated="16363"/>
        </table:table-row>
        <table:table-row table:style-name="ro3">
          <table:table-cell office:value-type="string" table:style-name="ce2">
            <text:p>E11000006</text:p>
          </table:table-cell>
          <table:table-cell office:value-type="string" table:style-name="ce25">
            <text:p>West Yorkshire</text:p>
          </table:table-cell>
          <table:table-cell office:value-type="float" office:value="85" table:style-name="ce21">
            <text:p>85</text:p>
          </table:table-cell>
          <table:table-cell office:value-type="float" office:value="23100" table:style-name="ce21">
            <text:p>23,100</text:p>
          </table:table-cell>
          <table:table-cell office:value-type="float" office:value="15800" table:style-name="ce21">
            <text:p>15,800</text:p>
          </table:table-cell>
          <table:table-cell office:value-type="float" office:value="791" table:style-name="ce21">
            <text:p>791</text:p>
          </table:table-cell>
          <table:table-cell office:value-type="float" office:value="29500" table:style-name="ce21">
            <text:p>29,500</text:p>
          </table:table-cell>
          <table:table-cell office:value-type="float" office:value="24100" table:style-name="ce21">
            <text:p>24,100</text:p>
          </table:table-cell>
          <table:table-cell office:value-type="float" office:value="251" table:style-name="ce21">
            <text:p>251</text:p>
          </table:table-cell>
          <table:table-cell office:value-type="float" office:value="18200" table:style-name="ce21">
            <text:p>18,200</text:p>
          </table:table-cell>
          <table:table-cell office:value-type="float" office:value="16100" table:style-name="ce21">
            <text:p>16,100</text:p>
          </table:table-cell>
          <table:table-cell office:value-type="float" office:value="440" table:style-name="ce21">
            <text:p>440</text:p>
          </table:table-cell>
          <table:table-cell office:value-type="float" office:value="5120" table:style-name="ce21">
            <text:p>5,120</text:p>
          </table:table-cell>
          <table:table-cell office:value-type="float" office:value="74" table:style-name="ce21">
            <text:p>74</text:p>
          </table:table-cell>
          <table:table-cell office:value-type="float" office:value="1020" table:style-name="ce21">
            <text:p>1,020</text:p>
          </table:table-cell>
          <table:table-cell office:value-type="float" office:value="31600" table:style-name="ce21">
            <text:p>31,600</text:p>
          </table:table-cell>
          <table:table-cell office:value-type="float" office:value="24700" table:style-name="ce21">
            <text:p>24,700</text:p>
          </table:table-cell>
          <table:table-cell office:value-type="float" office:value="1020" table:style-name="ce21">
            <text:p>1,020</text:p>
          </table:table-cell>
          <table:table-cell office:value-type="float" office:value="4170" table:style-name="ce21">
            <text:p>4,170</text:p>
          </table:table-cell>
          <table:table-cell office:value-type="float" office:value="2180" table:style-name="ce21">
            <text:p>2,180</text:p>
          </table:table-cell>
          <table:table-cell office:value-type="float" office:value="4250" table:style-name="ce21">
            <text:p>4,250</text:p>
          </table:table-cell>
          <table:table-cell table:number-columns-repeated="16363"/>
        </table:table-row>
        <table:table-row table:style-name="ro3">
          <table:table-cell office:value-type="string" table:style-name="ce2">
            <text:p>Not applicable</text:p>
          </table:table-cell>
          <table:table-cell office:value-type="string" table:style-name="ce25">
            <text:p>Unitary Authorities (Yorkshire and the Humber)</text:p>
          </table:table-cell>
          <table:table-cell office:value-type="float" office:value="42" table:style-name="ce21">
            <text:p>42</text:p>
          </table:table-cell>
          <table:table-cell office:value-type="float" office:value="22500" table:style-name="ce21">
            <text:p>22,500</text:p>
          </table:table-cell>
          <table:table-cell office:value-type="float" office:value="16500" table:style-name="ce21">
            <text:p>16,500</text:p>
          </table:table-cell>
          <table:table-cell office:value-type="float" office:value="399" table:style-name="ce21">
            <text:p>399</text:p>
          </table:table-cell>
          <table:table-cell office:value-type="float" office:value="28700" table:style-name="ce21">
            <text:p>28,700</text:p>
          </table:table-cell>
          <table:table-cell office:value-type="float" office:value="23400" table:style-name="ce21">
            <text:p>23,400</text:p>
          </table:table-cell>
          <table:table-cell office:value-type="float" office:value="153" table:style-name="ce21">
            <text:p>153</text:p>
          </table:table-cell>
          <table:table-cell office:value-type="float" office:value="18300" table:style-name="ce21">
            <text:p>18,300</text:p>
          </table:table-cell>
          <table:table-cell office:value-type="float" office:value="16300" table:style-name="ce21">
            <text:p>16,300</text:p>
          </table:table-cell>
          <table:table-cell office:value-type="float" office:value="226" table:style-name="ce21">
            <text:p>226</text:p>
          </table:table-cell>
          <table:table-cell office:value-type="float" office:value="4620" table:style-name="ce21">
            <text:p>4,620</text:p>
          </table:table-cell>
          <table:table-cell office:value-type="float" office:value="81" table:style-name="ce21">
            <text:p>81</text:p>
          </table:table-cell>
          <table:table-cell office:value-type="float" office:value="525" table:style-name="ce21">
            <text:p>525</text:p>
          </table:table-cell>
          <table:table-cell office:value-type="float" office:value="31000" table:style-name="ce21">
            <text:p>31,000</text:p>
          </table:table-cell>
          <table:table-cell office:value-type="float" office:value="24500" table:style-name="ce21">
            <text:p>24,500</text:p>
          </table:table-cell>
          <table:table-cell office:value-type="float" office:value="525" table:style-name="ce21">
            <text:p>525</text:p>
          </table:table-cell>
          <table:table-cell office:value-type="float" office:value="4050" table:style-name="ce21">
            <text:p>4,050</text:p>
          </table:table-cell>
          <table:table-cell office:value-type="float" office:value="2140" table:style-name="ce21">
            <text:p>2,140</text:p>
          </table:table-cell>
          <table:table-cell office:value-type="float" office:value="2120" table:style-name="ce21">
            <text:p>2,120</text:p>
          </table:table-cell>
          <table:table-cell table:number-columns-repeated="16363"/>
        </table:table-row>
        <table:table-row table:style-name="ro3">
          <table:table-cell office:value-type="string" table:style-name="ce15">
            <text:p>E12000004</text:p>
          </table:table-cell>
          <table:table-cell office:value-type="string" table:style-name="ce16">
            <text:p>East Midlands</text:p>
          </table:table-cell>
          <table:table-cell office:value-type="float" office:value="208" table:style-name="ce23">
            <text:p>208</text:p>
          </table:table-cell>
          <table:table-cell office:value-type="float" office:value="22800" table:style-name="ce23">
            <text:p>22,800</text:p>
          </table:table-cell>
          <table:table-cell office:value-type="float" office:value="16600" table:style-name="ce23">
            <text:p>16,600</text:p>
          </table:table-cell>
          <table:table-cell office:value-type="float" office:value="1750" table:style-name="ce23">
            <text:p>1,750</text:p>
          </table:table-cell>
          <table:table-cell office:value-type="float" office:value="30100" table:style-name="ce23">
            <text:p>30,100</text:p>
          </table:table-cell>
          <table:table-cell office:value-type="float" office:value="23800" table:style-name="ce23">
            <text:p>23,800</text:p>
          </table:table-cell>
          <table:table-cell office:value-type="float" office:value="634" table:style-name="ce23">
            <text:p>634</text:p>
          </table:table-cell>
          <table:table-cell office:value-type="float" office:value="18500" table:style-name="ce23">
            <text:p>18,500</text:p>
          </table:table-cell>
          <table:table-cell office:value-type="float" office:value="16100" table:style-name="ce23">
            <text:p>16,100</text:p>
          </table:table-cell>
          <table:table-cell office:value-type="float" office:value="995" table:style-name="ce23">
            <text:p>995</text:p>
          </table:table-cell>
          <table:table-cell office:value-type="float" office:value="5320" table:style-name="ce23">
            <text:p>5,320</text:p>
          </table:table-cell>
          <table:table-cell office:value-type="float" office:value="88" table:style-name="ce23">
            <text:p>88</text:p>
          </table:table-cell>
          <table:table-cell office:value-type="float" office:value="2310" table:style-name="ce23">
            <text:p>2,310</text:p>
          </table:table-cell>
          <table:table-cell office:value-type="float" office:value="32200" table:style-name="ce23">
            <text:p>32,200</text:p>
          </table:table-cell>
          <table:table-cell office:value-type="float" office:value="24800" table:style-name="ce23">
            <text:p>24,800</text:p>
          </table:table-cell>
          <table:table-cell office:value-type="float" office:value="2310" table:style-name="ce23">
            <text:p>2,310</text:p>
          </table:table-cell>
          <table:table-cell office:value-type="float" office:value="4390" table:style-name="ce23">
            <text:p>4,390</text:p>
          </table:table-cell>
          <table:table-cell office:value-type="float" office:value="2200" table:style-name="ce23">
            <text:p>2,200</text:p>
          </table:table-cell>
          <table:table-cell office:value-type="float" office:value="10100" table:style-name="ce23">
            <text:p>10,100</text:p>
          </table:table-cell>
          <table:table-cell table:number-columns-repeated="16363"/>
        </table:table-row>
        <table:table-row table:style-name="ro3">
          <table:table-cell office:value-type="string" table:style-name="ce2">
            <text:p>E10000007</text:p>
          </table:table-cell>
          <table:table-cell office:value-type="string" table:style-name="ce25">
            <text:p>Derbyshire</text:p>
          </table:table-cell>
          <table:table-cell office:value-type="float" office:value="33" table:style-name="ce21">
            <text:p>33</text:p>
          </table:table-cell>
          <table:table-cell office:value-type="float" office:value="23200" table:style-name="ce21">
            <text:p>23,200</text:p>
          </table:table-cell>
          <table:table-cell office:value-type="float" office:value="16500" table:style-name="ce21">
            <text:p>16,500</text:p>
          </table:table-cell>
          <table:table-cell office:value-type="float" office:value="288" table:style-name="ce21">
            <text:p>288</text:p>
          </table:table-cell>
          <table:table-cell office:value-type="float" office:value="30300" table:style-name="ce21">
            <text:p>30,300</text:p>
          </table:table-cell>
          <table:table-cell office:value-type="float" office:value="24300" table:style-name="ce21">
            <text:p>24,300</text:p>
          </table:table-cell>
          <table:table-cell office:value-type="float" office:value="128" table:style-name="ce21">
            <text:p>128</text:p>
          </table:table-cell>
          <table:table-cell office:value-type="float" office:value="18500" table:style-name="ce21">
            <text:p>18,500</text:p>
          </table:table-cell>
          <table:table-cell office:value-type="float" office:value="16400" table:style-name="ce21">
            <text:p>16,400</text:p>
          </table:table-cell>
          <table:table-cell office:value-type="float" office:value="180" table:style-name="ce21">
            <text:p>180</text:p>
          </table:table-cell>
          <table:table-cell office:value-type="float" office:value="5200" table:style-name="ce21">
            <text:p>5,200</text:p>
          </table:table-cell>
          <table:table-cell office:value-type="float" office:value="88" table:style-name="ce21">
            <text:p>88</text:p>
          </table:table-cell>
          <table:table-cell office:value-type="float" office:value="398" table:style-name="ce21">
            <text:p>398</text:p>
          </table:table-cell>
          <table:table-cell office:value-type="float" office:value="32200" table:style-name="ce21">
            <text:p>32,200</text:p>
          </table:table-cell>
          <table:table-cell office:value-type="float" office:value="24800" table:style-name="ce21">
            <text:p>24,800</text:p>
          </table:table-cell>
          <table:table-cell office:value-type="float" office:value="398" table:style-name="ce21">
            <text:p>398</text:p>
          </table:table-cell>
          <table:table-cell office:value-type="float" office:value="4340" table:style-name="ce21">
            <text:p>4,340</text:p>
          </table:table-cell>
          <table:table-cell office:value-type="float" office:value="2180" table:style-name="ce21">
            <text:p>2,180</text:p>
          </table:table-cell>
          <table:table-cell office:value-type="float" office:value="1730" table:style-name="ce21">
            <text:p>1,730</text:p>
          </table:table-cell>
          <table:table-cell table:number-columns-repeated="16363"/>
        </table:table-row>
        <table:table-row table:style-name="ro3">
          <table:table-cell office:value-type="string" table:style-name="ce2">
            <text:p>E10000018</text:p>
          </table:table-cell>
          <table:table-cell office:value-type="string" table:style-name="ce25">
            <text:p>Leicestershire</text:p>
          </table:table-cell>
          <table:table-cell office:value-type="float" office:value="33" table:style-name="ce21">
            <text:p>33</text:p>
          </table:table-cell>
          <table:table-cell office:value-type="float" office:value="25100" table:style-name="ce21">
            <text:p>25,100</text:p>
          </table:table-cell>
          <table:table-cell office:value-type="float" office:value="17100" table:style-name="ce21">
            <text:p>17,100</text:p>
          </table:table-cell>
          <table:table-cell office:value-type="float" office:value="272" table:style-name="ce21">
            <text:p>272</text:p>
          </table:table-cell>
          <table:table-cell office:value-type="float" office:value="31800" table:style-name="ce21">
            <text:p>31,800</text:p>
          </table:table-cell>
          <table:table-cell office:value-type="float" office:value="25000" table:style-name="ce21">
            <text:p>25,000</text:p>
          </table:table-cell>
          <table:table-cell office:value-type="float" office:value="100" table:style-name="ce21">
            <text:p>100</text:p>
          </table:table-cell>
          <table:table-cell office:value-type="float" office:value="19000" table:style-name="ce21">
            <text:p>19,000</text:p>
          </table:table-cell>
          <table:table-cell office:value-type="float" office:value="16200" table:style-name="ce21">
            <text:p>16,200</text:p>
          </table:table-cell>
          <table:table-cell office:value-type="float" office:value="176" table:style-name="ce21">
            <text:p>176</text:p>
          </table:table-cell>
          <table:table-cell office:value-type="float" office:value="6160" table:style-name="ce21">
            <text:p>6,160</text:p>
          </table:table-cell>
          <table:table-cell office:value-type="float" office:value="120" table:style-name="ce21">
            <text:p>120</text:p>
          </table:table-cell>
          <table:table-cell office:value-type="float" office:value="360" table:style-name="ce21">
            <text:p>360</text:p>
          </table:table-cell>
          <table:table-cell office:value-type="float" office:value="34500" table:style-name="ce21">
            <text:p>34,500</text:p>
          </table:table-cell>
          <table:table-cell office:value-type="float" office:value="26400" table:style-name="ce21">
            <text:p>26,400</text:p>
          </table:table-cell>
          <table:table-cell office:value-type="float" office:value="360" table:style-name="ce21">
            <text:p>360</text:p>
          </table:table-cell>
          <table:table-cell office:value-type="float" office:value="5010" table:style-name="ce21">
            <text:p>5,010</text:p>
          </table:table-cell>
          <table:table-cell office:value-type="float" office:value="2460" table:style-name="ce21">
            <text:p>2,460</text:p>
          </table:table-cell>
          <table:table-cell office:value-type="float" office:value="1800" table:style-name="ce21">
            <text:p>1,800</text:p>
          </table:table-cell>
          <table:table-cell table:number-columns-repeated="16363"/>
        </table:table-row>
        <table:table-row table:style-name="ro3">
          <table:table-cell office:value-type="string" table:style-name="ce2">
            <text:p>E10000019</text:p>
          </table:table-cell>
          <table:table-cell office:value-type="string" table:style-name="ce25">
            <text:p>Lincolnshire</text:p>
          </table:table-cell>
          <table:table-cell office:value-type="float" office:value="35" table:style-name="ce21">
            <text:p>35</text:p>
          </table:table-cell>
          <table:table-cell office:value-type="float" office:value="21700" table:style-name="ce21">
            <text:p>21,700</text:p>
          </table:table-cell>
          <table:table-cell office:value-type="float" office:value="16300" table:style-name="ce21">
            <text:p>16,300</text:p>
          </table:table-cell>
          <table:table-cell office:value-type="float" office:value="272" table:style-name="ce21">
            <text:p>272</text:p>
          </table:table-cell>
          <table:table-cell office:value-type="float" office:value="28800" table:style-name="ce21">
            <text:p>28,800</text:p>
          </table:table-cell>
          <table:table-cell office:value-type="float" office:value="23400" table:style-name="ce21">
            <text:p>23,400</text:p>
          </table:table-cell>
          <table:table-cell office:value-type="float" office:value="113" table:style-name="ce21">
            <text:p>113</text:p>
          </table:table-cell>
          <table:table-cell office:value-type="float" office:value="18400" table:style-name="ce21">
            <text:p>18,400</text:p>
          </table:table-cell>
          <table:table-cell office:value-type="float" office:value="16000" table:style-name="ce21">
            <text:p>16,000</text:p>
          </table:table-cell>
          <table:table-cell office:value-type="float" office:value="164" table:style-name="ce21">
            <text:p>164</text:p>
          </table:table-cell>
          <table:table-cell office:value-type="float" office:value="5050" table:style-name="ce21">
            <text:p>5,050</text:p>
          </table:table-cell>
          <table:table-cell office:value-type="float" office:value="78" table:style-name="ce21">
            <text:p>78</text:p>
          </table:table-cell>
          <table:table-cell office:value-type="float" office:value="369" table:style-name="ce21">
            <text:p>369</text:p>
          </table:table-cell>
          <table:table-cell office:value-type="float" office:value="31200" table:style-name="ce21">
            <text:p>31,200</text:p>
          </table:table-cell>
          <table:table-cell office:value-type="float" office:value="24600" table:style-name="ce21">
            <text:p>24,600</text:p>
          </table:table-cell>
          <table:table-cell office:value-type="float" office:value="369" table:style-name="ce21">
            <text:p>369</text:p>
          </table:table-cell>
          <table:table-cell office:value-type="float" office:value="4050" table:style-name="ce21">
            <text:p>4,050</text:p>
          </table:table-cell>
          <table:table-cell office:value-type="float" office:value="2160" table:style-name="ce21">
            <text:p>2,160</text:p>
          </table:table-cell>
          <table:table-cell office:value-type="float" office:value="1490" table:style-name="ce21">
            <text:p>1,490</text:p>
          </table:table-cell>
          <table:table-cell table:number-columns-repeated="16363"/>
        </table:table-row>
        <table:table-row table:style-name="ro3">
          <table:table-cell office:value-type="string" table:style-name="ce2">
            <text:p>E10000021</text:p>
          </table:table-cell>
          <table:table-cell office:value-type="string" table:style-name="ce25">
            <text:p>Northamptonshire</text:p>
          </table:table-cell>
          <table:table-cell office:value-type="float" office:value="43" table:style-name="ce21">
            <text:p>43</text:p>
          </table:table-cell>
          <table:table-cell office:value-type="float" office:value="23500" table:style-name="ce21">
            <text:p>23,500</text:p>
          </table:table-cell>
          <table:table-cell office:value-type="float" office:value="17600" table:style-name="ce21">
            <text:p>17,600</text:p>
          </table:table-cell>
          <table:table-cell office:value-type="float" office:value="314" table:style-name="ce21">
            <text:p>314</text:p>
          </table:table-cell>
          <table:table-cell office:value-type="float" office:value="31800" table:style-name="ce21">
            <text:p>31,800</text:p>
          </table:table-cell>
          <table:table-cell office:value-type="float" office:value="24500" table:style-name="ce21">
            <text:p>24,500</text:p>
          </table:table-cell>
          <table:table-cell office:value-type="float" office:value="97" table:style-name="ce21">
            <text:p>97</text:p>
          </table:table-cell>
          <table:table-cell office:value-type="float" office:value="18900" table:style-name="ce21">
            <text:p>18,900</text:p>
          </table:table-cell>
          <table:table-cell office:value-type="float" office:value="16000" table:style-name="ce21">
            <text:p>16,000</text:p>
          </table:table-cell>
          <table:table-cell office:value-type="float" office:value="158" table:style-name="ce21">
            <text:p>158</text:p>
          </table:table-cell>
          <table:table-cell office:value-type="float" office:value="5980" table:style-name="ce21">
            <text:p>5,980</text:p>
          </table:table-cell>
          <table:table-cell office:value-type="float" office:value="83" table:style-name="ce21">
            <text:p>83</text:p>
          </table:table-cell>
          <table:table-cell office:value-type="float" office:value="405" table:style-name="ce21">
            <text:p>405</text:p>
          </table:table-cell>
          <table:table-cell office:value-type="float" office:value="34000" table:style-name="ce21">
            <text:p>34,000</text:p>
          </table:table-cell>
          <table:table-cell office:value-type="float" office:value="25400" table:style-name="ce21">
            <text:p>25,400</text:p>
          </table:table-cell>
          <table:table-cell office:value-type="float" office:value="405" table:style-name="ce21">
            <text:p>405</text:p>
          </table:table-cell>
          <table:table-cell office:value-type="float" office:value="5030" table:style-name="ce21">
            <text:p>5,030</text:p>
          </table:table-cell>
          <table:table-cell office:value-type="float" office:value="2330" table:style-name="ce21">
            <text:p>2,330</text:p>
          </table:table-cell>
          <table:table-cell office:value-type="float" office:value="2040" table:style-name="ce21">
            <text:p>2,040</text:p>
          </table:table-cell>
          <table:table-cell table:number-columns-repeated="16363"/>
        </table:table-row>
        <table:table-row table:style-name="ro3">
          <table:table-cell office:value-type="string" table:style-name="ce2">
            <text:p>E10000024</text:p>
          </table:table-cell>
          <table:table-cell office:value-type="string" table:style-name="ce25">
            <text:p>Nottinghamshire</text:p>
          </table:table-cell>
          <table:table-cell office:value-type="float" office:value="36" table:style-name="ce21">
            <text:p>36</text:p>
          </table:table-cell>
          <table:table-cell office:value-type="float" office:value="23100" table:style-name="ce21">
            <text:p>23,100</text:p>
          </table:table-cell>
          <table:table-cell office:value-type="float" office:value="17000" table:style-name="ce21">
            <text:p>17,000</text:p>
          </table:table-cell>
          <table:table-cell office:value-type="float" office:value="306" table:style-name="ce21">
            <text:p>306</text:p>
          </table:table-cell>
          <table:table-cell office:value-type="float" office:value="29900" table:style-name="ce21">
            <text:p>29,900</text:p>
          </table:table-cell>
          <table:table-cell office:value-type="float" office:value="23400" table:style-name="ce21">
            <text:p>23,400</text:p>
          </table:table-cell>
          <table:table-cell office:value-type="float" office:value="124" table:style-name="ce21">
            <text:p>124</text:p>
          </table:table-cell>
          <table:table-cell office:value-type="float" office:value="18600" table:style-name="ce21">
            <text:p>18,600</text:p>
          </table:table-cell>
          <table:table-cell office:value-type="float" office:value="16500" table:style-name="ce21">
            <text:p>16,500</text:p>
          </table:table-cell>
          <table:table-cell office:value-type="float" office:value="185" table:style-name="ce21">
            <text:p>185</text:p>
          </table:table-cell>
          <table:table-cell office:value-type="float" office:value="4980" table:style-name="ce21">
            <text:p>4,980</text:p>
          </table:table-cell>
          <table:table-cell office:value-type="float" office:value="94" table:style-name="ce21">
            <text:p>94</text:p>
          </table:table-cell>
          <table:table-cell office:value-type="float" office:value="413" table:style-name="ce21">
            <text:p>413</text:p>
          </table:table-cell>
          <table:table-cell office:value-type="float" office:value="32000" table:style-name="ce21">
            <text:p>32,000</text:p>
          </table:table-cell>
          <table:table-cell office:value-type="float" office:value="24500" table:style-name="ce21">
            <text:p>24,500</text:p>
          </table:table-cell>
          <table:table-cell office:value-type="float" office:value="413" table:style-name="ce21">
            <text:p>413</text:p>
          </table:table-cell>
          <table:table-cell office:value-type="float" office:value="4300" table:style-name="ce21">
            <text:p>4,300</text:p>
          </table:table-cell>
          <table:table-cell office:value-type="float" office:value="2130" table:style-name="ce21">
            <text:p>2,130</text:p>
          </table:table-cell>
          <table:table-cell office:value-type="float" office:value="1780" table:style-name="ce21">
            <text:p>1,780</text:p>
          </table:table-cell>
          <table:table-cell table:number-columns-repeated="16363"/>
        </table:table-row>
        <table:table-row table:style-name="ro3">
          <table:table-cell office:value-type="string" table:style-name="ce2">
            <text:p>Not applicable</text:p>
          </table:table-cell>
          <table:table-cell office:value-type="string" table:style-name="ce25">
            <text:p>Unitary Authorities (East Midlands)</text:p>
          </table:table-cell>
          <table:table-cell office:value-type="float" office:value="28" table:style-name="ce21">
            <text:p>28</text:p>
          </table:table-cell>
          <table:table-cell office:value-type="float" office:value="19200" table:style-name="ce21">
            <text:p>19,200</text:p>
          </table:table-cell>
          <table:table-cell office:value-type="float" office:value="14800" table:style-name="ce21">
            <text:p>14,800</text:p>
          </table:table-cell>
          <table:table-cell office:value-type="float" office:value="300" table:style-name="ce21">
            <text:p>300</text:p>
          </table:table-cell>
          <table:table-cell office:value-type="float" office:value="27600" table:style-name="ce21">
            <text:p>27,600</text:p>
          </table:table-cell>
          <table:table-cell office:value-type="float" office:value="22900" table:style-name="ce21">
            <text:p>22,900</text:p>
          </table:table-cell>
          <table:table-cell office:value-type="float" office:value="72" table:style-name="ce21">
            <text:p>72</text:p>
          </table:table-cell>
          <table:table-cell office:value-type="float" office:value="17400" table:style-name="ce21">
            <text:p>17,400</text:p>
          </table:table-cell>
          <table:table-cell office:value-type="float" office:value="15300" table:style-name="ce21">
            <text:p>15,300</text:p>
          </table:table-cell>
          <table:table-cell office:value-type="float" office:value="132" table:style-name="ce21">
            <text:p>132</text:p>
          </table:table-cell>
          <table:table-cell office:value-type="float" office:value="4410" table:style-name="ce21">
            <text:p>4,410</text:p>
          </table:table-cell>
          <table:table-cell office:value-type="float" office:value="67" table:style-name="ce21">
            <text:p>67</text:p>
          </table:table-cell>
          <table:table-cell office:value-type="float" office:value="365" table:style-name="ce21">
            <text:p>365</text:p>
          </table:table-cell>
          <table:table-cell office:value-type="float" office:value="29300" table:style-name="ce21">
            <text:p>29,300</text:p>
          </table:table-cell>
          <table:table-cell office:value-type="float" office:value="23400" table:style-name="ce21">
            <text:p>23,400</text:p>
          </table:table-cell>
          <table:table-cell office:value-type="float" office:value="365" table:style-name="ce21">
            <text:p>365</text:p>
          </table:table-cell>
          <table:table-cell office:value-type="float" office:value="3560" table:style-name="ce21">
            <text:p>3,560</text:p>
          </table:table-cell>
          <table:table-cell office:value-type="float" office:value="1970" table:style-name="ce21">
            <text:p>1,970</text:p>
          </table:table-cell>
          <table:table-cell office:value-type="float" office:value="1300" table:style-name="ce21">
            <text:p>1,300</text:p>
          </table:table-cell>
          <table:table-cell table:number-columns-repeated="16363"/>
        </table:table-row>
        <table:table-row table:style-name="ro3">
          <table:table-cell office:value-type="string" table:style-name="ce15">
            <text:p>E12000005</text:p>
          </table:table-cell>
          <table:table-cell office:value-type="string" table:style-name="ce16">
            <text:p>West Midlands</text:p>
          </table:table-cell>
          <table:table-cell office:value-type="float" office:value="242" table:style-name="ce23">
            <text:p>242</text:p>
          </table:table-cell>
          <table:table-cell office:value-type="float" office:value="22800" table:style-name="ce23">
            <text:p>22,800</text:p>
          </table:table-cell>
          <table:table-cell office:value-type="float" office:value="16400" table:style-name="ce23">
            <text:p>16,400</text:p>
          </table:table-cell>
          <table:table-cell office:value-type="float" office:value="1980" table:style-name="ce23">
            <text:p>1,980</text:p>
          </table:table-cell>
          <table:table-cell office:value-type="float" office:value="30100" table:style-name="ce23">
            <text:p>30,100</text:p>
          </table:table-cell>
          <table:table-cell office:value-type="float" office:value="23900" table:style-name="ce23">
            <text:p>23,900</text:p>
          </table:table-cell>
          <table:table-cell office:value-type="float" office:value="704" table:style-name="ce23">
            <text:p>704</text:p>
          </table:table-cell>
          <table:table-cell office:value-type="float" office:value="18400" table:style-name="ce23">
            <text:p>18,400</text:p>
          </table:table-cell>
          <table:table-cell office:value-type="float" office:value="16100" table:style-name="ce23">
            <text:p>16,100</text:p>
          </table:table-cell>
          <table:table-cell office:value-type="float" office:value="1170" table:style-name="ce23">
            <text:p>1,170</text:p>
          </table:table-cell>
          <table:table-cell office:value-type="float" office:value="5350" table:style-name="ce23">
            <text:p>5,350</text:p>
          </table:table-cell>
          <table:table-cell office:value-type="float" office:value="77" table:style-name="ce23">
            <text:p>77</text:p>
          </table:table-cell>
          <table:table-cell office:value-type="float" office:value="2610" table:style-name="ce23">
            <text:p>2,610</text:p>
          </table:table-cell>
          <table:table-cell office:value-type="float" office:value="32200" table:style-name="ce23">
            <text:p>32,200</text:p>
          </table:table-cell>
          <table:table-cell office:value-type="float" office:value="24700" table:style-name="ce23">
            <text:p>24,700</text:p>
          </table:table-cell>
          <table:table-cell office:value-type="float" office:value="2610" table:style-name="ce23">
            <text:p>2,610</text:p>
          </table:table-cell>
          <table:table-cell office:value-type="float" office:value="4420" table:style-name="ce23">
            <text:p>4,420</text:p>
          </table:table-cell>
          <table:table-cell office:value-type="float" office:value="2200" table:style-name="ce23">
            <text:p>2,200</text:p>
          </table:table-cell>
          <table:table-cell office:value-type="float" office:value="11600" table:style-name="ce23">
            <text:p>11,600</text:p>
          </table:table-cell>
          <table:table-cell table:number-columns-repeated="16363"/>
        </table:table-row>
        <table:table-row table:style-name="ro3">
          <table:table-cell office:value-type="string" table:style-name="ce2">
            <text:p>E10000028</text:p>
          </table:table-cell>
          <table:table-cell office:value-type="string" table:style-name="ce25">
            <text:p>Staffordshire</text:p>
          </table:table-cell>
          <table:table-cell office:value-type="float" office:value="40" table:style-name="ce21">
            <text:p>40</text:p>
          </table:table-cell>
          <table:table-cell office:value-type="float" office:value="22600" table:style-name="ce21">
            <text:p>22,600</text:p>
          </table:table-cell>
          <table:table-cell office:value-type="float" office:value="16900" table:style-name="ce21">
            <text:p>16,900</text:p>
          </table:table-cell>
          <table:table-cell office:value-type="float" office:value="316" table:style-name="ce21">
            <text:p>316</text:p>
          </table:table-cell>
          <table:table-cell office:value-type="float" office:value="30600" table:style-name="ce21">
            <text:p>30,600</text:p>
          </table:table-cell>
          <table:table-cell office:value-type="float" office:value="24500" table:style-name="ce21">
            <text:p>24,500</text:p>
          </table:table-cell>
          <table:table-cell office:value-type="float" office:value="134" table:style-name="ce21">
            <text:p>134</text:p>
          </table:table-cell>
          <table:table-cell office:value-type="float" office:value="18600" table:style-name="ce21">
            <text:p>18,600</text:p>
          </table:table-cell>
          <table:table-cell office:value-type="float" office:value="16500" table:style-name="ce21">
            <text:p>16,500</text:p>
          </table:table-cell>
          <table:table-cell office:value-type="float" office:value="200" table:style-name="ce21">
            <text:p>200</text:p>
          </table:table-cell>
          <table:table-cell office:value-type="float" office:value="5900" table:style-name="ce21">
            <text:p>5,900</text:p>
          </table:table-cell>
          <table:table-cell office:value-type="float" office:value="83" table:style-name="ce21">
            <text:p>83</text:p>
          </table:table-cell>
          <table:table-cell office:value-type="float" office:value="432" table:style-name="ce21">
            <text:p>432</text:p>
          </table:table-cell>
          <table:table-cell office:value-type="float" office:value="33000" table:style-name="ce21">
            <text:p>33,000</text:p>
          </table:table-cell>
          <table:table-cell office:value-type="float" office:value="25400" table:style-name="ce21">
            <text:p>25,400</text:p>
          </table:table-cell>
          <table:table-cell office:value-type="float" office:value="432" table:style-name="ce21">
            <text:p>432</text:p>
          </table:table-cell>
          <table:table-cell office:value-type="float" office:value="4600" table:style-name="ce21">
            <text:p>4,600</text:p>
          </table:table-cell>
          <table:table-cell office:value-type="float" office:value="2330" table:style-name="ce21">
            <text:p>2,330</text:p>
          </table:table-cell>
          <table:table-cell office:value-type="float" office:value="1990" table:style-name="ce21">
            <text:p>1,990</text:p>
          </table:table-cell>
          <table:table-cell table:number-columns-repeated="16363"/>
        </table:table-row>
        <table:table-row table:style-name="ro3">
          <table:table-cell office:value-type="string" table:style-name="ce2">
            <text:p>E10000031</text:p>
          </table:table-cell>
          <table:table-cell office:value-type="string" table:style-name="ce25">
            <text:p>Warwickshire</text:p>
          </table:table-cell>
          <table:table-cell office:value-type="float" office:value="26" table:style-name="ce21">
            <text:p>26</text:p>
          </table:table-cell>
          <table:table-cell office:value-type="float" office:value="24200" table:style-name="ce21">
            <text:p>24,200</text:p>
          </table:table-cell>
          <table:table-cell office:value-type="float" office:value="16900" table:style-name="ce21">
            <text:p>16,900</text:p>
          </table:table-cell>
          <table:table-cell office:value-type="float" office:value="242" table:style-name="ce21">
            <text:p>242</text:p>
          </table:table-cell>
          <table:table-cell office:value-type="float" office:value="34700" table:style-name="ce21">
            <text:p>34,700</text:p>
          </table:table-cell>
          <table:table-cell office:value-type="float" office:value="26600" table:style-name="ce21">
            <text:p>26,600</text:p>
          </table:table-cell>
          <table:table-cell office:value-type="float" office:value="86" table:style-name="ce21">
            <text:p>86</text:p>
          </table:table-cell>
          <table:table-cell office:value-type="float" office:value="20000" table:style-name="ce21">
            <text:p>20,000</text:p>
          </table:table-cell>
          <table:table-cell office:value-type="float" office:value="16900" table:style-name="ce21">
            <text:p>16,900</text:p>
          </table:table-cell>
          <table:table-cell office:value-type="float" office:value="155" table:style-name="ce21">
            <text:p>155</text:p>
          </table:table-cell>
          <table:table-cell office:value-type="float" office:value="6820" table:style-name="ce21">
            <text:p>6,820</text:p>
          </table:table-cell>
          <table:table-cell office:value-type="float" office:value="142" table:style-name="ce21">
            <text:p>142</text:p>
          </table:table-cell>
          <table:table-cell office:value-type="float" office:value="318" table:style-name="ce21">
            <text:p>318</text:p>
          </table:table-cell>
          <table:table-cell office:value-type="float" office:value="37200" table:style-name="ce21">
            <text:p>37,200</text:p>
          </table:table-cell>
          <table:table-cell office:value-type="float" office:value="27300" table:style-name="ce21">
            <text:p>27,300</text:p>
          </table:table-cell>
          <table:table-cell office:value-type="float" office:value="318" table:style-name="ce21">
            <text:p>318</text:p>
          </table:table-cell>
          <table:table-cell office:value-type="float" office:value="5940" table:style-name="ce21">
            <text:p>5,940</text:p>
          </table:table-cell>
          <table:table-cell office:value-type="float" office:value="2640" table:style-name="ce21">
            <text:p>2,640</text:p>
          </table:table-cell>
          <table:table-cell office:value-type="float" office:value="1890" table:style-name="ce21">
            <text:p>1,890</text:p>
          </table:table-cell>
          <table:table-cell table:number-columns-repeated="16363"/>
        </table:table-row>
        <table:table-row table:style-name="ro3">
          <table:table-cell office:value-type="string" table:style-name="ce2">
            <text:p>E11000005</text:p>
          </table:table-cell>
          <table:table-cell office:value-type="string" table:style-name="ce25">
            <text:p>West Midlands</text:p>
          </table:table-cell>
          <table:table-cell office:value-type="float" office:value="95" table:style-name="ce21">
            <text:p>95</text:p>
          </table:table-cell>
          <table:table-cell office:value-type="float" office:value="22800" table:style-name="ce21">
            <text:p>22,800</text:p>
          </table:table-cell>
          <table:table-cell office:value-type="float" office:value="16500" table:style-name="ce21">
            <text:p>16,500</text:p>
          </table:table-cell>
          <table:table-cell office:value-type="float" office:value="875" table:style-name="ce21">
            <text:p>875</text:p>
          </table:table-cell>
          <table:table-cell office:value-type="float" office:value="29000" table:style-name="ce21">
            <text:p>29,000</text:p>
          </table:table-cell>
          <table:table-cell office:value-type="float" office:value="23500" table:style-name="ce21">
            <text:p>23,500</text:p>
          </table:table-cell>
          <table:table-cell office:value-type="float" office:value="260" table:style-name="ce21">
            <text:p>260</text:p>
          </table:table-cell>
          <table:table-cell office:value-type="float" office:value="17200" table:style-name="ce21">
            <text:p>17,200</text:p>
          </table:table-cell>
          <table:table-cell office:value-type="float" office:value="15600" table:style-name="ce21">
            <text:p>15,600</text:p>
          </table:table-cell>
          <table:table-cell office:value-type="float" office:value="473" table:style-name="ce21">
            <text:p>473</text:p>
          </table:table-cell>
          <table:table-cell office:value-type="float" office:value="4240" table:style-name="ce21">
            <text:p>4,240</text:p>
          </table:table-cell>
          <table:table-cell office:value-type="float" office:value="52" table:style-name="ce21">
            <text:p>52</text:p>
          </table:table-cell>
          <table:table-cell office:value-type="float" office:value="1120" table:style-name="ce21">
            <text:p>1,120</text:p>
          </table:table-cell>
          <table:table-cell office:value-type="float" office:value="30400" table:style-name="ce21">
            <text:p>30,400</text:p>
          </table:table-cell>
          <table:table-cell office:value-type="float" office:value="23800" table:style-name="ce21">
            <text:p>23,800</text:p>
          </table:table-cell>
          <table:table-cell office:value-type="float" office:value="1120" table:style-name="ce21">
            <text:p>1,120</text:p>
          </table:table-cell>
          <table:table-cell office:value-type="float" office:value="3880" table:style-name="ce21">
            <text:p>3,880</text:p>
          </table:table-cell>
          <table:table-cell office:value-type="float" office:value="2040" table:style-name="ce21">
            <text:p>2,040</text:p>
          </table:table-cell>
          <table:table-cell office:value-type="float" office:value="4340" table:style-name="ce21">
            <text:p>4,340</text:p>
          </table:table-cell>
          <table:table-cell table:number-columns-repeated="16363"/>
        </table:table-row>
        <table:table-row table:style-name="ro3">
          <table:table-cell office:value-type="string" table:style-name="ce2">
            <text:p>E10000034</text:p>
          </table:table-cell>
          <table:table-cell office:value-type="string" table:style-name="ce25">
            <text:p>Worcestershire</text:p>
          </table:table-cell>
          <table:table-cell office:value-type="float" office:value="32" table:style-name="ce21">
            <text:p>32</text:p>
          </table:table-cell>
          <table:table-cell office:value-type="float" office:value="24100" table:style-name="ce21">
            <text:p>24,100</text:p>
          </table:table-cell>
          <table:table-cell office:value-type="float" office:value="15600" table:style-name="ce21">
            <text:p>15,600</text:p>
          </table:table-cell>
          <table:table-cell office:value-type="float" office:value="226" table:style-name="ce21">
            <text:p>226</text:p>
          </table:table-cell>
          <table:table-cell office:value-type="float" office:value="31200" table:style-name="ce21">
            <text:p>31,200</text:p>
          </table:table-cell>
          <table:table-cell office:value-type="float" office:value="24000" table:style-name="ce21">
            <text:p>24,000</text:p>
          </table:table-cell>
          <table:table-cell office:value-type="float" office:value="97" table:style-name="ce21">
            <text:p>97</text:p>
          </table:table-cell>
          <table:table-cell office:value-type="float" office:value="20100" table:style-name="ce21">
            <text:p>20,100</text:p>
          </table:table-cell>
          <table:table-cell office:value-type="float" office:value="17300" table:style-name="ce21">
            <text:p>17,300</text:p>
          </table:table-cell>
          <table:table-cell office:value-type="float" office:value="148" table:style-name="ce21">
            <text:p>148</text:p>
          </table:table-cell>
          <table:table-cell office:value-type="float" office:value="6620" table:style-name="ce21">
            <text:p>6,620</text:p>
          </table:table-cell>
          <table:table-cell office:value-type="float" office:value="89" table:style-name="ce21">
            <text:p>89</text:p>
          </table:table-cell>
          <table:table-cell office:value-type="float" office:value="309" table:style-name="ce21">
            <text:p>309</text:p>
          </table:table-cell>
          <table:table-cell office:value-type="float" office:value="34800" table:style-name="ce21">
            <text:p>34,800</text:p>
          </table:table-cell>
          <table:table-cell office:value-type="float" office:value="25700" table:style-name="ce21">
            <text:p>25,700</text:p>
          </table:table-cell>
          <table:table-cell office:value-type="float" office:value="309" table:style-name="ce21">
            <text:p>309</text:p>
          </table:table-cell>
          <table:table-cell office:value-type="float" office:value="5170" table:style-name="ce21">
            <text:p>5,170</text:p>
          </table:table-cell>
          <table:table-cell office:value-type="float" office:value="2350" table:style-name="ce21">
            <text:p>2,350</text:p>
          </table:table-cell>
          <table:table-cell office:value-type="float" office:value="1600" table:style-name="ce21">
            <text:p>1,600</text:p>
          </table:table-cell>
          <table:table-cell table:number-columns-repeated="16363"/>
        </table:table-row>
        <table:table-row table:style-name="ro3">
          <table:table-cell office:value-type="string" table:style-name="ce2">
            <text:p>Not applicable</text:p>
          </table:table-cell>
          <table:table-cell office:value-type="string" table:style-name="ce25">
            <text:p>Unitary Authorities (West Midlands)</text:p>
          </table:table-cell>
          <table:table-cell office:value-type="float" office:value="48" table:style-name="ce21">
            <text:p>48</text:p>
          </table:table-cell>
          <table:table-cell office:value-type="float" office:value="21400" table:style-name="ce21">
            <text:p>21,400</text:p>
          </table:table-cell>
          <table:table-cell office:value-type="float" office:value="16100" table:style-name="ce21">
            <text:p>16,100</text:p>
          </table:table-cell>
          <table:table-cell office:value-type="float" office:value="323" table:style-name="ce21">
            <text:p>323</text:p>
          </table:table-cell>
          <table:table-cell office:value-type="float" office:value="28200" table:style-name="ce21">
            <text:p>28,200</text:p>
          </table:table-cell>
          <table:table-cell office:value-type="float" office:value="22900" table:style-name="ce21">
            <text:p>22,900</text:p>
          </table:table-cell>
          <table:table-cell office:value-type="float" office:value="127" table:style-name="ce21">
            <text:p>127</text:p>
          </table:table-cell>
          <table:table-cell office:value-type="float" office:value="18200" table:style-name="ce21">
            <text:p>18,200</text:p>
          </table:table-cell>
          <table:table-cell office:value-type="float" office:value="15700" table:style-name="ce21">
            <text:p>15,700</text:p>
          </table:table-cell>
          <table:table-cell office:value-type="float" office:value="192" table:style-name="ce21">
            <text:p>192</text:p>
          </table:table-cell>
          <table:table-cell office:value-type="float" office:value="5330" table:style-name="ce21">
            <text:p>5,330</text:p>
          </table:table-cell>
          <table:table-cell office:value-type="float" office:value="90" table:style-name="ce21">
            <text:p>90</text:p>
          </table:table-cell>
          <table:table-cell office:value-type="float" office:value="437" table:style-name="ce21">
            <text:p>437</text:p>
          </table:table-cell>
          <table:table-cell office:value-type="float" office:value="30900" table:style-name="ce21">
            <text:p>30,900</text:p>
          </table:table-cell>
          <table:table-cell office:value-type="float" office:value="24200" table:style-name="ce21">
            <text:p>24,200</text:p>
          </table:table-cell>
          <table:table-cell office:value-type="float" office:value="437" table:style-name="ce21">
            <text:p>437</text:p>
          </table:table-cell>
          <table:table-cell office:value-type="float" office:value="4010" table:style-name="ce21">
            <text:p>4,010</text:p>
          </table:table-cell>
          <table:table-cell office:value-type="float" office:value="2090" table:style-name="ce21">
            <text:p>2,090</text:p>
          </table:table-cell>
          <table:table-cell office:value-type="float" office:value="1750" table:style-name="ce21">
            <text:p>1,750</text:p>
          </table:table-cell>
          <table:table-cell table:number-columns-repeated="16363"/>
        </table:table-row>
        <table:table-row table:style-name="ro3">
          <table:table-cell office:value-type="string" table:style-name="ce15">
            <text:p>E12000006</text:p>
          </table:table-cell>
          <table:table-cell office:value-type="string" table:style-name="ce16">
            <text:p>East of England</text:p>
          </table:table-cell>
          <table:table-cell office:value-type="float" office:value="361" table:style-name="ce23">
            <text:p>361</text:p>
          </table:table-cell>
          <table:table-cell office:value-type="float" office:value="28300" table:style-name="ce23">
            <text:p>28,300</text:p>
          </table:table-cell>
          <table:table-cell office:value-type="float" office:value="17000" table:style-name="ce23">
            <text:p>17,000</text:p>
          </table:table-cell>
          <table:table-cell office:value-type="float" office:value="2320" table:style-name="ce23">
            <text:p>2,320</text:p>
          </table:table-cell>
          <table:table-cell office:value-type="float" office:value="36000" table:style-name="ce23">
            <text:p>36,000</text:p>
          </table:table-cell>
          <table:table-cell office:value-type="float" office:value="26300" table:style-name="ce23">
            <text:p>26,300</text:p>
          </table:table-cell>
          <table:table-cell office:value-type="float" office:value="820" table:style-name="ce23">
            <text:p>820</text:p>
          </table:table-cell>
          <table:table-cell office:value-type="float" office:value="20200" table:style-name="ce23">
            <text:p>20,200</text:p>
          </table:table-cell>
          <table:table-cell office:value-type="float" office:value="16900" table:style-name="ce23">
            <text:p>16,900</text:p>
          </table:table-cell>
          <table:table-cell office:value-type="float" office:value="1420" table:style-name="ce23">
            <text:p>1,420</text:p>
          </table:table-cell>
          <table:table-cell office:value-type="float" office:value="7070" table:style-name="ce23">
            <text:p>7,070</text:p>
          </table:table-cell>
          <table:table-cell office:value-type="float" office:value="142" table:style-name="ce23">
            <text:p>142</text:p>
          </table:table-cell>
          <table:table-cell office:value-type="float" office:value="3110" table:style-name="ce23">
            <text:p>3,110</text:p>
          </table:table-cell>
          <table:table-cell office:value-type="float" office:value="38600" table:style-name="ce23">
            <text:p>38,600</text:p>
          </table:table-cell>
          <table:table-cell office:value-type="float" office:value="27500" table:style-name="ce23">
            <text:p>27,500</text:p>
          </table:table-cell>
          <table:table-cell office:value-type="float" office:value="3110" table:style-name="ce23">
            <text:p>3,110</text:p>
          </table:table-cell>
          <table:table-cell office:value-type="float" office:value="6540" table:style-name="ce23">
            <text:p>6,540</text:p>
          </table:table-cell>
          <table:table-cell office:value-type="float" office:value="2650" table:style-name="ce23">
            <text:p>2,650</text:p>
          </table:table-cell>
          <table:table-cell office:value-type="float" office:value="20400" table:style-name="ce23">
            <text:p>20,400</text:p>
          </table:table-cell>
          <table:table-cell table:number-columns-repeated="16363"/>
        </table:table-row>
        <table:table-row table:style-name="ro3">
          <table:table-cell office:value-type="string" table:style-name="ce2">
            <text:p>E10000003</text:p>
          </table:table-cell>
          <table:table-cell office:value-type="string" table:style-name="ce25">
            <text:p>Cambridgeshire</text:p>
          </table:table-cell>
          <table:table-cell office:value-type="float" office:value="38" table:style-name="ce21">
            <text:p>38</text:p>
          </table:table-cell>
          <table:table-cell office:value-type="float" office:value="26200" table:style-name="ce21">
            <text:p>26,200</text:p>
          </table:table-cell>
          <table:table-cell office:value-type="float" office:value="15400" table:style-name="ce21">
            <text:p>15,400</text:p>
          </table:table-cell>
          <table:table-cell office:value-type="float" office:value="265" table:style-name="ce21">
            <text:p>265</text:p>
          </table:table-cell>
          <table:table-cell office:value-type="float" office:value="38300" table:style-name="ce21">
            <text:p>38,300</text:p>
          </table:table-cell>
          <table:table-cell office:value-type="float" office:value="27700" table:style-name="ce21">
            <text:p>27,700</text:p>
          </table:table-cell>
          <table:table-cell office:value-type="float" office:value="87" table:style-name="ce21">
            <text:p>87</text:p>
          </table:table-cell>
          <table:table-cell office:value-type="float" office:value="20200" table:style-name="ce21">
            <text:p>20,200</text:p>
          </table:table-cell>
          <table:table-cell office:value-type="float" office:value="16400" table:style-name="ce21">
            <text:p>16,400</text:p>
          </table:table-cell>
          <table:table-cell office:value-type="float" office:value="166" table:style-name="ce21">
            <text:p>166</text:p>
          </table:table-cell>
          <table:table-cell office:value-type="float" office:value="6580" table:style-name="ce21">
            <text:p>6,580</text:p>
          </table:table-cell>
          <table:table-cell office:value-type="float" office:value="127" table:style-name="ce21">
            <text:p>127</text:p>
          </table:table-cell>
          <table:table-cell office:value-type="float" office:value="345" table:style-name="ce21">
            <text:p>345</text:p>
          </table:table-cell>
          <table:table-cell office:value-type="float" office:value="40500" table:style-name="ce21">
            <text:p>40,500</text:p>
          </table:table-cell>
          <table:table-cell office:value-type="float" office:value="28800" table:style-name="ce21">
            <text:p>28,800</text:p>
          </table:table-cell>
          <table:table-cell office:value-type="float" office:value="345" table:style-name="ce21">
            <text:p>345</text:p>
          </table:table-cell>
          <table:table-cell office:value-type="float" office:value="7120" table:style-name="ce21">
            <text:p>7,120</text:p>
          </table:table-cell>
          <table:table-cell office:value-type="float" office:value="2890" table:style-name="ce21">
            <text:p>2,890</text:p>
          </table:table-cell>
          <table:table-cell office:value-type="float" office:value="2460" table:style-name="ce21">
            <text:p>2,460</text:p>
          </table:table-cell>
          <table:table-cell table:number-columns-repeated="16363"/>
        </table:table-row>
        <table:table-row table:style-name="ro3">
          <table:table-cell office:value-type="string" table:style-name="ce2">
            <text:p>E10000012</text:p>
          </table:table-cell>
          <table:table-cell office:value-type="string" table:style-name="ce25">
            <text:p>Essex</text:p>
          </table:table-cell>
          <table:table-cell office:value-type="float" office:value="92" table:style-name="ce21">
            <text:p>92</text:p>
          </table:table-cell>
          <table:table-cell office:value-type="float" office:value="30200" table:style-name="ce21">
            <text:p>30,200</text:p>
          </table:table-cell>
          <table:table-cell office:value-type="float" office:value="17300" table:style-name="ce21">
            <text:p>17,300</text:p>
          </table:table-cell>
          <table:table-cell office:value-type="float" office:value="550" table:style-name="ce21">
            <text:p>550</text:p>
          </table:table-cell>
          <table:table-cell office:value-type="float" office:value="37700" table:style-name="ce21">
            <text:p>37,700</text:p>
          </table:table-cell>
          <table:table-cell office:value-type="float" office:value="26900" table:style-name="ce21">
            <text:p>26,900</text:p>
          </table:table-cell>
          <table:table-cell office:value-type="float" office:value="206" table:style-name="ce21">
            <text:p>206</text:p>
          </table:table-cell>
          <table:table-cell office:value-type="float" office:value="20500" table:style-name="ce21">
            <text:p>20,500</text:p>
          </table:table-cell>
          <table:table-cell office:value-type="float" office:value="17200" table:style-name="ce21">
            <text:p>17,200</text:p>
          </table:table-cell>
          <table:table-cell office:value-type="float" office:value="350" table:style-name="ce21">
            <text:p>350</text:p>
          </table:table-cell>
          <table:table-cell office:value-type="float" office:value="7660" table:style-name="ce21">
            <text:p>7,660</text:p>
          </table:table-cell>
          <table:table-cell office:value-type="float" office:value="140" table:style-name="ce21">
            <text:p>140</text:p>
          </table:table-cell>
          <table:table-cell office:value-type="float" office:value="757" table:style-name="ce21">
            <text:p>757</text:p>
          </table:table-cell>
          <table:table-cell office:value-type="float" office:value="40200" table:style-name="ce21">
            <text:p>40,200</text:p>
          </table:table-cell>
          <table:table-cell office:value-type="float" office:value="28100" table:style-name="ce21">
            <text:p>28,100</text:p>
          </table:table-cell>
          <table:table-cell office:value-type="float" office:value="757" table:style-name="ce21">
            <text:p>757</text:p>
          </table:table-cell>
          <table:table-cell office:value-type="float" office:value="7100" table:style-name="ce21">
            <text:p>7,100</text:p>
          </table:table-cell>
          <table:table-cell office:value-type="float" office:value="2730" table:style-name="ce21">
            <text:p>2,730</text:p>
          </table:table-cell>
          <table:table-cell office:value-type="float" office:value="5370" table:style-name="ce21">
            <text:p>5,370</text:p>
          </table:table-cell>
          <table:table-cell table:number-columns-repeated="16363"/>
        </table:table-row>
        <table:table-row table:style-name="ro3">
          <table:table-cell office:value-type="string" table:style-name="ce2">
            <text:p>E10000015</text:p>
          </table:table-cell>
          <table:table-cell office:value-type="string" table:style-name="ce25">
            <text:p>Hertfordshire</text:p>
          </table:table-cell>
          <table:table-cell office:value-type="float" office:value="72" table:style-name="ce21">
            <text:p>72</text:p>
          </table:table-cell>
          <table:table-cell office:value-type="float" office:value="36000" table:style-name="ce21">
            <text:p>36,000</text:p>
          </table:table-cell>
          <table:table-cell office:value-type="float" office:value="18000" table:style-name="ce21">
            <text:p>18,000</text:p>
          </table:table-cell>
          <table:table-cell office:value-type="float" office:value="472" table:style-name="ce21">
            <text:p>472</text:p>
          </table:table-cell>
          <table:table-cell office:value-type="float" office:value="43400" table:style-name="ce21">
            <text:p>43,400</text:p>
          </table:table-cell>
          <table:table-cell office:value-type="float" office:value="28900" table:style-name="ce21">
            <text:p>28,900</text:p>
          </table:table-cell>
          <table:table-cell office:value-type="float" office:value="146" table:style-name="ce21">
            <text:p>146</text:p>
          </table:table-cell>
          <table:table-cell office:value-type="float" office:value="22200" table:style-name="ce21">
            <text:p>22,200</text:p>
          </table:table-cell>
          <table:table-cell office:value-type="float" office:value="18400" table:style-name="ce21">
            <text:p>18,400</text:p>
          </table:table-cell>
          <table:table-cell office:value-type="float" office:value="299" table:style-name="ce21">
            <text:p>299</text:p>
          </table:table-cell>
          <table:table-cell office:value-type="float" office:value="9240" table:style-name="ce21">
            <text:p>9,240</text:p>
          </table:table-cell>
          <table:table-cell office:value-type="float" office:value="265" table:style-name="ce21">
            <text:p>265</text:p>
          </table:table-cell>
          <table:table-cell office:value-type="float" office:value="619" table:style-name="ce21">
            <text:p>619</text:p>
          </table:table-cell>
          <table:table-cell office:value-type="float" office:value="47000" table:style-name="ce21">
            <text:p>47,000</text:p>
          </table:table-cell>
          <table:table-cell office:value-type="float" office:value="30900" table:style-name="ce21">
            <text:p>30,900</text:p>
          </table:table-cell>
          <table:table-cell office:value-type="float" office:value="619" table:style-name="ce21">
            <text:p>619</text:p>
          </table:table-cell>
          <table:table-cell office:value-type="float" office:value="9420" table:style-name="ce21">
            <text:p>9,420</text:p>
          </table:table-cell>
          <table:table-cell office:value-type="float" office:value="3190" table:style-name="ce21">
            <text:p>3,190</text:p>
          </table:table-cell>
          <table:table-cell office:value-type="float" office:value="5830" table:style-name="ce21">
            <text:p>5,830</text:p>
          </table:table-cell>
          <table:table-cell table:number-columns-repeated="16363"/>
        </table:table-row>
        <table:table-row table:style-name="ro3">
          <table:table-cell office:value-type="string" table:style-name="ce2">
            <text:p>E10000020</text:p>
          </table:table-cell>
          <table:table-cell office:value-type="string" table:style-name="ce25">
            <text:p>Norfolk</text:p>
          </table:table-cell>
          <table:table-cell office:value-type="float" office:value="49" table:style-name="ce21">
            <text:p>49</text:p>
          </table:table-cell>
          <table:table-cell office:value-type="float" office:value="23400" table:style-name="ce21">
            <text:p>23,400</text:p>
          </table:table-cell>
          <table:table-cell office:value-type="float" office:value="15800" table:style-name="ce21">
            <text:p>15,800</text:p>
          </table:table-cell>
          <table:table-cell office:value-type="float" office:value="304" table:style-name="ce21">
            <text:p>304</text:p>
          </table:table-cell>
          <table:table-cell office:value-type="float" office:value="28800" table:style-name="ce21">
            <text:p>28,800</text:p>
          </table:table-cell>
          <table:table-cell office:value-type="float" office:value="23600" table:style-name="ce21">
            <text:p>23,600</text:p>
          </table:table-cell>
          <table:table-cell office:value-type="float" office:value="135" table:style-name="ce21">
            <text:p>135</text:p>
          </table:table-cell>
          <table:table-cell office:value-type="float" office:value="19100" table:style-name="ce21">
            <text:p>19,100</text:p>
          </table:table-cell>
          <table:table-cell office:value-type="float" office:value="16600" table:style-name="ce21">
            <text:p>16,600</text:p>
          </table:table-cell>
          <table:table-cell office:value-type="float" office:value="191" table:style-name="ce21">
            <text:p>191</text:p>
          </table:table-cell>
          <table:table-cell office:value-type="float" office:value="5630" table:style-name="ce21">
            <text:p>5,630</text:p>
          </table:table-cell>
          <table:table-cell office:value-type="float" office:value="124" table:style-name="ce21">
            <text:p>124</text:p>
          </table:table-cell>
          <table:table-cell office:value-type="float" office:value="430" table:style-name="ce21">
            <text:p>430</text:p>
          </table:table-cell>
          <table:table-cell office:value-type="float" office:value="31600" table:style-name="ce21">
            <text:p>31,600</text:p>
          </table:table-cell>
          <table:table-cell office:value-type="float" office:value="24600" table:style-name="ce21">
            <text:p>24,600</text:p>
          </table:table-cell>
          <table:table-cell office:value-type="float" office:value="430" table:style-name="ce21">
            <text:p>430</text:p>
          </table:table-cell>
          <table:table-cell office:value-type="float" office:value="4210" table:style-name="ce21">
            <text:p>4,210</text:p>
          </table:table-cell>
          <table:table-cell office:value-type="float" office:value="2160" table:style-name="ce21">
            <text:p>2,160</text:p>
          </table:table-cell>
          <table:table-cell office:value-type="float" office:value="1810" table:style-name="ce21">
            <text:p>1,810</text:p>
          </table:table-cell>
          <table:table-cell table:number-columns-repeated="16363"/>
        </table:table-row>
        <table:table-row table:style-name="ro3">
          <table:table-cell office:value-type="string" table:style-name="ce2">
            <text:p>E10000029</text:p>
          </table:table-cell>
          <table:table-cell office:value-type="string" table:style-name="ce25">
            <text:p>Suffolk</text:p>
          </table:table-cell>
          <table:table-cell office:value-type="float" office:value="41" table:style-name="ce21">
            <text:p>41</text:p>
          </table:table-cell>
          <table:table-cell office:value-type="float" office:value="25300" table:style-name="ce21">
            <text:p>25,300</text:p>
          </table:table-cell>
          <table:table-cell office:value-type="float" office:value="15700" table:style-name="ce21">
            <text:p>15,700</text:p>
          </table:table-cell>
          <table:table-cell office:value-type="float" office:value="262" table:style-name="ce21">
            <text:p>262</text:p>
          </table:table-cell>
          <table:table-cell office:value-type="float" office:value="31500" table:style-name="ce21">
            <text:p>31,500</text:p>
          </table:table-cell>
          <table:table-cell office:value-type="float" office:value="24700" table:style-name="ce21">
            <text:p>24,700</text:p>
          </table:table-cell>
          <table:table-cell office:value-type="float" office:value="112" table:style-name="ce21">
            <text:p>112</text:p>
          </table:table-cell>
          <table:table-cell office:value-type="float" office:value="19600" table:style-name="ce21">
            <text:p>19,600</text:p>
          </table:table-cell>
          <table:table-cell office:value-type="float" office:value="16700" table:style-name="ce21">
            <text:p>16,700</text:p>
          </table:table-cell>
          <table:table-cell office:value-type="float" office:value="175" table:style-name="ce21">
            <text:p>175</text:p>
          </table:table-cell>
          <table:table-cell office:value-type="float" office:value="5890" table:style-name="ce21">
            <text:p>5,890</text:p>
          </table:table-cell>
          <table:table-cell office:value-type="float" office:value="103" table:style-name="ce21">
            <text:p>103</text:p>
          </table:table-cell>
          <table:table-cell office:value-type="float" office:value="365" table:style-name="ce21">
            <text:p>365</text:p>
          </table:table-cell>
          <table:table-cell office:value-type="float" office:value="34200" table:style-name="ce21">
            <text:p>34,200</text:p>
          </table:table-cell>
          <table:table-cell office:value-type="float" office:value="25600" table:style-name="ce21">
            <text:p>25,600</text:p>
          </table:table-cell>
          <table:table-cell office:value-type="float" office:value="365" table:style-name="ce21">
            <text:p>365</text:p>
          </table:table-cell>
          <table:table-cell office:value-type="float" office:value="5030" table:style-name="ce21">
            <text:p>5,030</text:p>
          </table:table-cell>
          <table:table-cell office:value-type="float" office:value="2350" table:style-name="ce21">
            <text:p>2,350</text:p>
          </table:table-cell>
          <table:table-cell office:value-type="float" office:value="1840" table:style-name="ce21">
            <text:p>1,840</text:p>
          </table:table-cell>
          <table:table-cell table:number-columns-repeated="16363"/>
        </table:table-row>
        <table:table-row table:style-name="ro3">
          <table:table-cell office:value-type="string" table:style-name="ce2">
            <text:p>Not applicable</text:p>
          </table:table-cell>
          <table:table-cell office:value-type="string" table:style-name="ce25">
            <text:p>Unitary Authorities (East of England)</text:p>
          </table:table-cell>
          <table:table-cell office:value-type="float" office:value="68" table:style-name="ce21">
            <text:p>68</text:p>
          </table:table-cell>
          <table:table-cell office:value-type="float" office:value="23900" table:style-name="ce21">
            <text:p>23,900</text:p>
          </table:table-cell>
          <table:table-cell office:value-type="float" office:value="18200" table:style-name="ce21">
            <text:p>18,200</text:p>
          </table:table-cell>
          <table:table-cell office:value-type="float" office:value="465" table:style-name="ce21">
            <text:p>465</text:p>
          </table:table-cell>
          <table:table-cell office:value-type="float" office:value="32600" table:style-name="ce21">
            <text:p>32,600</text:p>
          </table:table-cell>
          <table:table-cell office:value-type="float" office:value="25700" table:style-name="ce21">
            <text:p>25,700</text:p>
          </table:table-cell>
          <table:table-cell office:value-type="float" office:value="135" table:style-name="ce21">
            <text:p>135</text:p>
          </table:table-cell>
          <table:table-cell office:value-type="float" office:value="19000" table:style-name="ce21">
            <text:p>19,000</text:p>
          </table:table-cell>
          <table:table-cell office:value-type="float" office:value="16400" table:style-name="ce21">
            <text:p>16,400</text:p>
          </table:table-cell>
          <table:table-cell office:value-type="float" office:value="237" table:style-name="ce21">
            <text:p>237</text:p>
          </table:table-cell>
          <table:table-cell office:value-type="float" office:value="5860" table:style-name="ce21">
            <text:p>5,860</text:p>
          </table:table-cell>
          <table:table-cell office:value-type="float" office:value="95" table:style-name="ce21">
            <text:p>95</text:p>
          </table:table-cell>
          <table:table-cell office:value-type="float" office:value="599" table:style-name="ce21">
            <text:p>599</text:p>
          </table:table-cell>
          <table:table-cell office:value-type="float" office:value="34700" table:style-name="ce21">
            <text:p>34,700</text:p>
          </table:table-cell>
          <table:table-cell office:value-type="float" office:value="26600" table:style-name="ce21">
            <text:p>26,600</text:p>
          </table:table-cell>
          <table:table-cell office:value-type="float" office:value="599" table:style-name="ce21">
            <text:p>599</text:p>
          </table:table-cell>
          <table:table-cell office:value-type="float" office:value="5090" table:style-name="ce21">
            <text:p>5,090</text:p>
          </table:table-cell>
          <table:table-cell office:value-type="float" office:value="2550" table:style-name="ce21">
            <text:p>2,550</text:p>
          </table:table-cell>
          <table:table-cell office:value-type="float" office:value="3050" table:style-name="ce21">
            <text:p>3,050</text:p>
          </table:table-cell>
          <table:table-cell table:number-columns-repeated="16363"/>
        </table:table-row>
        <table:table-row table:style-name="ro3">
          <table:table-cell office:value-type="string" table:style-name="ce15">
            <text:p>E12000007</text:p>
          </table:table-cell>
          <table:table-cell office:value-type="string" table:style-name="ce16">
            <text:p>London</text:p>
          </table:table-cell>
          <table:table-cell office:value-type="float" office:value="576" table:style-name="ce23">
            <text:p>576</text:p>
          </table:table-cell>
          <table:table-cell office:value-type="float" office:value="48600" table:style-name="ce23">
            <text:p>48,600</text:p>
          </table:table-cell>
          <table:table-cell office:value-type="float" office:value="17200" table:style-name="ce23">
            <text:p>17,200</text:p>
          </table:table-cell>
          <table:table-cell office:value-type="float" office:value="3380" table:style-name="ce23">
            <text:p>3,380</text:p>
          </table:table-cell>
          <table:table-cell office:value-type="float" office:value="48900" table:style-name="ce23">
            <text:p>48,900</text:p>
          </table:table-cell>
          <table:table-cell office:value-type="float" office:value="30300" table:style-name="ce23">
            <text:p>30,300</text:p>
          </table:table-cell>
          <table:table-cell office:value-type="float" office:value="642" table:style-name="ce23">
            <text:p>642</text:p>
          </table:table-cell>
          <table:table-cell office:value-type="float" office:value="20800" table:style-name="ce23">
            <text:p>20,800</text:p>
          </table:table-cell>
          <table:table-cell office:value-type="float" office:value="16500" table:style-name="ce23">
            <text:p>16,500</text:p>
          </table:table-cell>
          <table:table-cell office:value-type="float" office:value="1700" table:style-name="ce23">
            <text:p>1,700</text:p>
          </table:table-cell>
          <table:table-cell office:value-type="float" office:value="11800" table:style-name="ce23">
            <text:p>11,800</text:p>
          </table:table-cell>
          <table:table-cell office:value-type="float" office:value="322" table:style-name="ce23">
            <text:p>322</text:p>
          </table:table-cell>
          <table:table-cell office:value-type="float" office:value="4180" table:style-name="ce23">
            <text:p>4,180</text:p>
          </table:table-cell>
          <table:table-cell office:value-type="float" office:value="54200" table:style-name="ce23">
            <text:p>54,200</text:p>
          </table:table-cell>
          <table:table-cell office:value-type="float" office:value="31500" table:style-name="ce23">
            <text:p>31,500</text:p>
          </table:table-cell>
          <table:table-cell office:value-type="float" office:value="4180" table:style-name="ce23">
            <text:p>4,180</text:p>
          </table:table-cell>
          <table:table-cell office:value-type="float" office:value="12300" table:style-name="ce23">
            <text:p>12,300</text:p>
          </table:table-cell>
          <table:table-cell office:value-type="float" office:value="3390" table:style-name="ce23">
            <text:p>3,390</text:p>
          </table:table-cell>
          <table:table-cell office:value-type="float" office:value="51600" table:style-name="ce23">
            <text:p>51,600</text:p>
          </table:table-cell>
          <table:table-cell table:number-columns-repeated="16363"/>
        </table:table-row>
        <table:table-row table:style-name="ro3">
          <table:table-cell office:value-type="string" table:style-name="ce15">
            <text:p>E12000008</text:p>
          </table:table-cell>
          <table:table-cell office:value-type="string" table:style-name="ce16">
            <text:p>South East</text:p>
          </table:table-cell>
          <table:table-cell office:value-type="float" office:value="527" table:style-name="ce23">
            <text:p>527</text:p>
          </table:table-cell>
          <table:table-cell office:value-type="float" office:value="30400" table:style-name="ce23">
            <text:p>30,400</text:p>
          </table:table-cell>
          <table:table-cell office:value-type="float" office:value="16800" table:style-name="ce23">
            <text:p>16,800</text:p>
          </table:table-cell>
          <table:table-cell office:value-type="float" office:value="3430" table:style-name="ce23">
            <text:p>3,430</text:p>
          </table:table-cell>
          <table:table-cell office:value-type="float" office:value="39200" table:style-name="ce23">
            <text:p>39,200</text:p>
          </table:table-cell>
          <table:table-cell office:value-type="float" office:value="27000" table:style-name="ce23">
            <text:p>27,000</text:p>
          </table:table-cell>
          <table:table-cell office:value-type="float" office:value="1270" table:style-name="ce23">
            <text:p>1,270</text:p>
          </table:table-cell>
          <table:table-cell office:value-type="float" office:value="21900" table:style-name="ce23">
            <text:p>21,900</text:p>
          </table:table-cell>
          <table:table-cell office:value-type="float" office:value="17800" table:style-name="ce23">
            <text:p>17,800</text:p>
          </table:table-cell>
          <table:table-cell office:value-type="float" office:value="2230" table:style-name="ce23">
            <text:p>2,230</text:p>
          </table:table-cell>
          <table:table-cell office:value-type="float" office:value="7970" table:style-name="ce23">
            <text:p>7,970</text:p>
          </table:table-cell>
          <table:table-cell office:value-type="float" office:value="176" table:style-name="ce23">
            <text:p>176</text:p>
          </table:table-cell>
          <table:table-cell office:value-type="float" office:value="4670" table:style-name="ce23">
            <text:p>4,670</text:p>
          </table:table-cell>
          <table:table-cell office:value-type="float" office:value="42000" table:style-name="ce23">
            <text:p>42,000</text:p>
          </table:table-cell>
          <table:table-cell office:value-type="float" office:value="28600" table:style-name="ce23">
            <text:p>28,600</text:p>
          </table:table-cell>
          <table:table-cell office:value-type="float" office:value="4670" table:style-name="ce23">
            <text:p>4,670</text:p>
          </table:table-cell>
          <table:table-cell office:value-type="float" office:value="7720" table:style-name="ce23">
            <text:p>7,720</text:p>
          </table:table-cell>
          <table:table-cell office:value-type="float" office:value="2820" table:style-name="ce23">
            <text:p>2,820</text:p>
          </table:table-cell>
          <table:table-cell office:value-type="float" office:value="36000" table:style-name="ce23">
            <text:p>36,000</text:p>
          </table:table-cell>
          <table:table-cell table:number-columns-repeated="16363"/>
        </table:table-row>
        <table:table-row table:style-name="ro3">
          <table:table-cell office:value-type="string" table:style-name="ce2">
            <text:p>E10000011</text:p>
          </table:table-cell>
          <table:table-cell office:value-type="string" table:style-name="ce25">
            <text:p>East Sussex</text:p>
          </table:table-cell>
          <table:table-cell office:value-type="float" office:value="38" table:style-name="ce21">
            <text:p>38</text:p>
          </table:table-cell>
          <table:table-cell office:value-type="float" office:value="28000" table:style-name="ce21">
            <text:p>28,000</text:p>
          </table:table-cell>
          <table:table-cell office:value-type="float" office:value="16500" table:style-name="ce21">
            <text:p>16,500</text:p>
          </table:table-cell>
          <table:table-cell office:value-type="float" office:value="172" table:style-name="ce21">
            <text:p>172</text:p>
          </table:table-cell>
          <table:table-cell office:value-type="float" office:value="32200" table:style-name="ce21">
            <text:p>32,200</text:p>
          </table:table-cell>
          <table:table-cell office:value-type="float" office:value="23400" table:style-name="ce21">
            <text:p>23,400</text:p>
          </table:table-cell>
          <table:table-cell office:value-type="float" office:value="92" table:style-name="ce21">
            <text:p>92</text:p>
          </table:table-cell>
          <table:table-cell office:value-type="float" office:value="21500" table:style-name="ce21">
            <text:p>21,500</text:p>
          </table:table-cell>
          <table:table-cell office:value-type="float" office:value="17600" table:style-name="ce21">
            <text:p>17,600</text:p>
          </table:table-cell>
          <table:table-cell office:value-type="float" office:value="129" table:style-name="ce21">
            <text:p>129</text:p>
          </table:table-cell>
          <table:table-cell office:value-type="float" office:value="7950" table:style-name="ce21">
            <text:p>7,950</text:p>
          </table:table-cell>
          <table:table-cell office:value-type="float" office:value="225" table:style-name="ce21">
            <text:p>225</text:p>
          </table:table-cell>
          <table:table-cell office:value-type="float" office:value="263" table:style-name="ce21">
            <text:p>263</text:p>
          </table:table-cell>
          <table:table-cell office:value-type="float" office:value="36500" table:style-name="ce21">
            <text:p>36,500</text:p>
          </table:table-cell>
          <table:table-cell office:value-type="float" office:value="25900" table:style-name="ce21">
            <text:p>25,900</text:p>
          </table:table-cell>
          <table:table-cell office:value-type="float" office:value="263" table:style-name="ce21">
            <text:p>263</text:p>
          </table:table-cell>
          <table:table-cell office:value-type="float" office:value="5740" table:style-name="ce21">
            <text:p>5,740</text:p>
          </table:table-cell>
          <table:table-cell office:value-type="float" office:value="2350" table:style-name="ce21">
            <text:p>2,350</text:p>
          </table:table-cell>
          <table:table-cell office:value-type="float" office:value="1510" table:style-name="ce21">
            <text:p>1,510</text:p>
          </table:table-cell>
          <table:table-cell table:number-columns-repeated="16363"/>
        </table:table-row>
        <table:table-row table:style-name="ro3">
          <table:table-cell office:value-type="string" table:style-name="ce2">
            <text:p>E10000014</text:p>
          </table:table-cell>
          <table:table-cell office:value-type="string" table:style-name="ce25">
            <text:p>Hampshire</text:p>
          </table:table-cell>
          <table:table-cell office:value-type="float" office:value="73" table:style-name="ce21">
            <text:p>73</text:p>
          </table:table-cell>
          <table:table-cell office:value-type="float" office:value="28100" table:style-name="ce21">
            <text:p>28,100</text:p>
          </table:table-cell>
          <table:table-cell office:value-type="float" office:value="16600" table:style-name="ce21">
            <text:p>16,600</text:p>
          </table:table-cell>
          <table:table-cell office:value-type="float" office:value="526" table:style-name="ce21">
            <text:p>526</text:p>
          </table:table-cell>
          <table:table-cell office:value-type="float" office:value="37400" table:style-name="ce21">
            <text:p>37,400</text:p>
          </table:table-cell>
          <table:table-cell office:value-type="float" office:value="27100" table:style-name="ce21">
            <text:p>27,100</text:p>
          </table:table-cell>
          <table:table-cell office:value-type="float" office:value="220" table:style-name="ce21">
            <text:p>220</text:p>
          </table:table-cell>
          <table:table-cell office:value-type="float" office:value="21700" table:style-name="ce21">
            <text:p>21,700</text:p>
          </table:table-cell>
          <table:table-cell office:value-type="float" office:value="18200" table:style-name="ce21">
            <text:p>18,200</text:p>
          </table:table-cell>
          <table:table-cell office:value-type="float" office:value="357" table:style-name="ce21">
            <text:p>357</text:p>
          </table:table-cell>
          <table:table-cell office:value-type="float" office:value="7080" table:style-name="ce21">
            <text:p>7,080</text:p>
          </table:table-cell>
          <table:table-cell office:value-type="float" office:value="149" table:style-name="ce21">
            <text:p>149</text:p>
          </table:table-cell>
          <table:table-cell office:value-type="float" office:value="727" table:style-name="ce21">
            <text:p>727</text:p>
          </table:table-cell>
          <table:table-cell office:value-type="float" office:value="39900" table:style-name="ce21">
            <text:p>39,900</text:p>
          </table:table-cell>
          <table:table-cell office:value-type="float" office:value="28500" table:style-name="ce21">
            <text:p>28,500</text:p>
          </table:table-cell>
          <table:table-cell office:value-type="float" office:value="727" table:style-name="ce21">
            <text:p>727</text:p>
          </table:table-cell>
          <table:table-cell office:value-type="float" office:value="6890" table:style-name="ce21">
            <text:p>6,890</text:p>
          </table:table-cell>
          <table:table-cell office:value-type="float" office:value="2800" table:style-name="ce21">
            <text:p>2,800</text:p>
          </table:table-cell>
          <table:table-cell office:value-type="float" office:value="5010" table:style-name="ce21">
            <text:p>5,010</text:p>
          </table:table-cell>
          <table:table-cell table:number-columns-repeated="16363"/>
        </table:table-row>
        <table:table-row table:style-name="ro3">
          <table:table-cell office:value-type="string" table:style-name="ce2">
            <text:p>E10000016</text:p>
          </table:table-cell>
          <table:table-cell office:value-type="string" table:style-name="ce25">
            <text:p>Kent</text:p>
          </table:table-cell>
          <table:table-cell office:value-type="float" office:value="91" table:style-name="ce21">
            <text:p>91</text:p>
          </table:table-cell>
          <table:table-cell office:value-type="float" office:value="30600" table:style-name="ce21">
            <text:p>30,600</text:p>
          </table:table-cell>
          <table:table-cell office:value-type="float" office:value="17400" table:style-name="ce21">
            <text:p>17,400</text:p>
          </table:table-cell>
          <table:table-cell office:value-type="float" office:value="557" table:style-name="ce21">
            <text:p>557</text:p>
          </table:table-cell>
          <table:table-cell office:value-type="float" office:value="36700" table:style-name="ce21">
            <text:p>36,700</text:p>
          </table:table-cell>
          <table:table-cell office:value-type="float" office:value="26100" table:style-name="ce21">
            <text:p>26,100</text:p>
          </table:table-cell>
          <table:table-cell office:value-type="float" office:value="217" table:style-name="ce21">
            <text:p>217</text:p>
          </table:table-cell>
          <table:table-cell office:value-type="float" office:value="20500" table:style-name="ce21">
            <text:p>20,500</text:p>
          </table:table-cell>
          <table:table-cell office:value-type="float" office:value="17400" table:style-name="ce21">
            <text:p>17,400</text:p>
          </table:table-cell>
          <table:table-cell office:value-type="float" office:value="350" table:style-name="ce21">
            <text:p>350</text:p>
          </table:table-cell>
          <table:table-cell office:value-type="float" office:value="6870" table:style-name="ce21">
            <text:p>6,870</text:p>
          </table:table-cell>
          <table:table-cell office:value-type="float" office:value="133" table:style-name="ce21">
            <text:p>133</text:p>
          </table:table-cell>
          <table:table-cell office:value-type="float" office:value="770" table:style-name="ce21">
            <text:p>770</text:p>
          </table:table-cell>
          <table:table-cell office:value-type="float" office:value="39100" table:style-name="ce21">
            <text:p>39,100</text:p>
          </table:table-cell>
          <table:table-cell office:value-type="float" office:value="27200" table:style-name="ce21">
            <text:p>27,200</text:p>
          </table:table-cell>
          <table:table-cell office:value-type="float" office:value="770" table:style-name="ce21">
            <text:p>770</text:p>
          </table:table-cell>
          <table:table-cell office:value-type="float" office:value="6710" table:style-name="ce21">
            <text:p>6,710</text:p>
          </table:table-cell>
          <table:table-cell office:value-type="float" office:value="2610" table:style-name="ce21">
            <text:p>2,610</text:p>
          </table:table-cell>
          <table:table-cell office:value-type="float" office:value="5170" table:style-name="ce21">
            <text:p>5,170</text:p>
          </table:table-cell>
          <table:table-cell table:number-columns-repeated="16363"/>
        </table:table-row>
        <table:table-row table:style-name="ro3">
          <table:table-cell office:value-type="string" table:style-name="ce2">
            <text:p>E10000025</text:p>
          </table:table-cell>
          <table:table-cell office:value-type="string" table:style-name="ce25">
            <text:p>Oxfordshire</text:p>
          </table:table-cell>
          <table:table-cell office:value-type="float" office:value="41" table:style-name="ce21">
            <text:p>41</text:p>
          </table:table-cell>
          <table:table-cell office:value-type="float" office:value="31400" table:style-name="ce21">
            <text:p>31,400</text:p>
          </table:table-cell>
          <table:table-cell office:value-type="float" office:value="15700" table:style-name="ce21">
            <text:p>15,700</text:p>
          </table:table-cell>
          <table:table-cell office:value-type="float" office:value="278" table:style-name="ce21">
            <text:p>278</text:p>
          </table:table-cell>
          <table:table-cell office:value-type="float" office:value="39500" table:style-name="ce21">
            <text:p>39,500</text:p>
          </table:table-cell>
          <table:table-cell office:value-type="float" office:value="28000" table:style-name="ce21">
            <text:p>28,000</text:p>
          </table:table-cell>
          <table:table-cell office:value-type="float" office:value="95" table:style-name="ce21">
            <text:p>95</text:p>
          </table:table-cell>
          <table:table-cell office:value-type="float" office:value="22300" table:style-name="ce21">
            <text:p>22,300</text:p>
          </table:table-cell>
          <table:table-cell office:value-type="float" office:value="18000" table:style-name="ce21">
            <text:p>18,000</text:p>
          </table:table-cell>
          <table:table-cell office:value-type="float" office:value="179" table:style-name="ce21">
            <text:p>179</text:p>
          </table:table-cell>
          <table:table-cell office:value-type="float" office:value="8510" table:style-name="ce21">
            <text:p>8,510</text:p>
          </table:table-cell>
          <table:table-cell office:value-type="float" office:value="170" table:style-name="ce21">
            <text:p>170</text:p>
          </table:table-cell>
          <table:table-cell office:value-type="float" office:value="366" table:style-name="ce21">
            <text:p>366</text:p>
          </table:table-cell>
          <table:table-cell office:value-type="float" office:value="43500" table:style-name="ce21">
            <text:p>43,500</text:p>
          </table:table-cell>
          <table:table-cell office:value-type="float" office:value="29800" table:style-name="ce21">
            <text:p>29,800</text:p>
          </table:table-cell>
          <table:table-cell office:value-type="float" office:value="366" table:style-name="ce21">
            <text:p>366</text:p>
          </table:table-cell>
          <table:table-cell office:value-type="float" office:value="8040" table:style-name="ce21">
            <text:p>8,040</text:p>
          </table:table-cell>
          <table:table-cell office:value-type="float" office:value="3080" table:style-name="ce21">
            <text:p>3,080</text:p>
          </table:table-cell>
          <table:table-cell office:value-type="float" office:value="2940" table:style-name="ce21">
            <text:p>2,940</text:p>
          </table:table-cell>
          <table:table-cell table:number-columns-repeated="16363"/>
        </table:table-row>
        <table:table-row table:style-name="ro3">
          <table:table-cell office:value-type="string" table:style-name="ce2">
            <text:p>E10000030</text:p>
          </table:table-cell>
          <table:table-cell office:value-type="string" table:style-name="ce25">
            <text:p>Surrey</text:p>
          </table:table-cell>
          <table:table-cell office:value-type="float" office:value="75" table:style-name="ce21">
            <text:p>75</text:p>
          </table:table-cell>
          <table:table-cell office:value-type="float" office:value="43400" table:style-name="ce21">
            <text:p>43,400</text:p>
          </table:table-cell>
          <table:table-cell office:value-type="float" office:value="16900" table:style-name="ce21">
            <text:p>16,900</text:p>
          </table:table-cell>
          <table:table-cell office:value-type="float" office:value="475" table:style-name="ce21">
            <text:p>475</text:p>
          </table:table-cell>
          <table:table-cell office:value-type="float" office:value="51500" table:style-name="ce21">
            <text:p>51,500</text:p>
          </table:table-cell>
          <table:table-cell office:value-type="float" office:value="30600" table:style-name="ce21">
            <text:p>30,600</text:p>
          </table:table-cell>
          <table:table-cell office:value-type="float" office:value="173" table:style-name="ce21">
            <text:p>173</text:p>
          </table:table-cell>
          <table:table-cell office:value-type="float" office:value="25200" table:style-name="ce21">
            <text:p>25,200</text:p>
          </table:table-cell>
          <table:table-cell office:value-type="float" office:value="18900" table:style-name="ce21">
            <text:p>18,900</text:p>
          </table:table-cell>
          <table:table-cell office:value-type="float" office:value="333" table:style-name="ce21">
            <text:p>333</text:p>
          </table:table-cell>
          <table:table-cell office:value-type="float" office:value="10800" table:style-name="ce21">
            <text:p>10,800</text:p>
          </table:table-cell>
          <table:table-cell office:value-type="float" office:value="367" table:style-name="ce21">
            <text:p>367</text:p>
          </table:table-cell>
          <table:table-cell office:value-type="float" office:value="645" table:style-name="ce21">
            <text:p>645</text:p>
          </table:table-cell>
          <table:table-cell office:value-type="float" office:value="55300" table:style-name="ce21">
            <text:p>55,300</text:p>
          </table:table-cell>
          <table:table-cell office:value-type="float" office:value="33000" table:style-name="ce21">
            <text:p>33,000</text:p>
          </table:table-cell>
          <table:table-cell office:value-type="float" office:value="645" table:style-name="ce21">
            <text:p>645</text:p>
          </table:table-cell>
          <table:table-cell office:value-type="float" office:value="12600" table:style-name="ce21">
            <text:p>12,600</text:p>
          </table:table-cell>
          <table:table-cell office:value-type="float" office:value="3590" table:style-name="ce21">
            <text:p>3,590</text:p>
          </table:table-cell>
          <table:table-cell office:value-type="float" office:value="8100" table:style-name="ce21">
            <text:p>8,100</text:p>
          </table:table-cell>
          <table:table-cell table:number-columns-repeated="16363"/>
        </table:table-row>
        <table:table-row table:style-name="ro3">
          <table:table-cell office:value-type="string" table:style-name="ce2">
            <text:p>E10000032</text:p>
          </table:table-cell>
          <table:table-cell office:value-type="string" table:style-name="ce25">
            <text:p>West Sussex</text:p>
          </table:table-cell>
          <table:table-cell office:value-type="float" office:value="52" table:style-name="ce21">
            <text:p>52</text:p>
          </table:table-cell>
          <table:table-cell office:value-type="float" office:value="25900" table:style-name="ce21">
            <text:p>25,900</text:p>
          </table:table-cell>
          <table:table-cell office:value-type="float" office:value="16700" table:style-name="ce21">
            <text:p>16,700</text:p>
          </table:table-cell>
          <table:table-cell office:value-type="float" office:value="315" table:style-name="ce21">
            <text:p>315</text:p>
          </table:table-cell>
          <table:table-cell office:value-type="float" office:value="35400" table:style-name="ce21">
            <text:p>35,400</text:p>
          </table:table-cell>
          <table:table-cell office:value-type="float" office:value="25700" table:style-name="ce21">
            <text:p>25,700</text:p>
          </table:table-cell>
          <table:table-cell office:value-type="float" office:value="136" table:style-name="ce21">
            <text:p>136</text:p>
          </table:table-cell>
          <table:table-cell office:value-type="float" office:value="21900" table:style-name="ce21">
            <text:p>21,900</text:p>
          </table:table-cell>
          <table:table-cell office:value-type="float" office:value="17900" table:style-name="ce21">
            <text:p>17,900</text:p>
          </table:table-cell>
          <table:table-cell office:value-type="float" office:value="214" table:style-name="ce21">
            <text:p>214</text:p>
          </table:table-cell>
          <table:table-cell office:value-type="float" office:value="7250" table:style-name="ce21">
            <text:p>7,250</text:p>
          </table:table-cell>
          <table:table-cell office:value-type="float" office:value="172" table:style-name="ce21">
            <text:p>172</text:p>
          </table:table-cell>
          <table:table-cell office:value-type="float" office:value="447" table:style-name="ce21">
            <text:p>447</text:p>
          </table:table-cell>
          <table:table-cell office:value-type="float" office:value="38100" table:style-name="ce21">
            <text:p>38,100</text:p>
          </table:table-cell>
          <table:table-cell office:value-type="float" office:value="27200" table:style-name="ce21">
            <text:p>27,200</text:p>
          </table:table-cell>
          <table:table-cell office:value-type="float" office:value="447" table:style-name="ce21">
            <text:p>447</text:p>
          </table:table-cell>
          <table:table-cell office:value-type="float" office:value="6350" table:style-name="ce21">
            <text:p>6,350</text:p>
          </table:table-cell>
          <table:table-cell office:value-type="float" office:value="2620" table:style-name="ce21">
            <text:p>2,620</text:p>
          </table:table-cell>
          <table:table-cell office:value-type="float" office:value="2840" table:style-name="ce21">
            <text:p>2,840</text:p>
          </table:table-cell>
          <table:table-cell table:number-columns-repeated="16363"/>
        </table:table-row>
        <table:table-row table:style-name="ro3">
          <table:table-cell office:value-type="string" table:style-name="ce2">
            <text:p>Not applicable</text:p>
          </table:table-cell>
          <table:table-cell office:value-type="string" table:style-name="ce25">
            <text:p>Unitary Authorities (South East)</text:p>
          </table:table-cell>
          <table:table-cell office:value-type="float" office:value="158" table:style-name="ce21">
            <text:p>158</text:p>
          </table:table-cell>
          <table:table-cell office:value-type="float" office:value="27100" table:style-name="ce21">
            <text:p>27,100</text:p>
          </table:table-cell>
          <table:table-cell office:value-type="float" office:value="16700" table:style-name="ce21">
            <text:p>16,700</text:p>
          </table:table-cell>
          <table:table-cell office:value-type="float" office:value="1110" table:style-name="ce21">
            <text:p>1,110</text:p>
          </table:table-cell>
          <table:table-cell office:value-type="float" office:value="38000" table:style-name="ce21">
            <text:p>38,000</text:p>
          </table:table-cell>
          <table:table-cell office:value-type="float" office:value="26800" table:style-name="ce21">
            <text:p>26,800</text:p>
          </table:table-cell>
          <table:table-cell office:value-type="float" office:value="342" table:style-name="ce21">
            <text:p>342</text:p>
          </table:table-cell>
          <table:table-cell office:value-type="float" office:value="21100" table:style-name="ce21">
            <text:p>21,100</text:p>
          </table:table-cell>
          <table:table-cell office:value-type="float" office:value="17100" table:style-name="ce21">
            <text:p>17,100</text:p>
          </table:table-cell>
          <table:table-cell office:value-type="float" office:value="666" table:style-name="ce21">
            <text:p>666</text:p>
          </table:table-cell>
          <table:table-cell office:value-type="float" office:value="7710" table:style-name="ce21">
            <text:p>7,710</text:p>
          </table:table-cell>
          <table:table-cell office:value-type="float" office:value="164" table:style-name="ce21">
            <text:p>164</text:p>
          </table:table-cell>
          <table:table-cell office:value-type="float" office:value="1450" table:style-name="ce21">
            <text:p>1,450</text:p>
          </table:table-cell>
          <table:table-cell office:value-type="float" office:value="40600" table:style-name="ce21">
            <text:p>40,600</text:p>
          </table:table-cell>
          <table:table-cell office:value-type="float" office:value="28400" table:style-name="ce21">
            <text:p>28,400</text:p>
          </table:table-cell>
          <table:table-cell office:value-type="float" office:value="1450" table:style-name="ce21">
            <text:p>1,450</text:p>
          </table:table-cell>
          <table:table-cell office:value-type="float" office:value="7210" table:style-name="ce21">
            <text:p>7,210</text:p>
          </table:table-cell>
          <table:table-cell office:value-type="float" office:value="2780" table:style-name="ce21">
            <text:p>2,780</text:p>
          </table:table-cell>
          <table:table-cell office:value-type="float" office:value="10400" table:style-name="ce21">
            <text:p>10,400</text:p>
          </table:table-cell>
          <table:table-cell table:number-columns-repeated="16363"/>
        </table:table-row>
        <table:table-row table:style-name="ro3">
          <table:table-cell office:value-type="string" table:style-name="ce15">
            <text:p>E12000009</text:p>
          </table:table-cell>
          <table:table-cell office:value-type="string" table:style-name="ce16">
            <text:p>South West</text:p>
          </table:table-cell>
          <table:table-cell office:value-type="float" office:value="331" table:style-name="ce23">
            <text:p>331</text:p>
          </table:table-cell>
          <table:table-cell office:value-type="float" office:value="23400" table:style-name="ce23">
            <text:p>23,400</text:p>
          </table:table-cell>
          <table:table-cell office:value-type="float" office:value="15900" table:style-name="ce23">
            <text:p>15,900</text:p>
          </table:table-cell>
          <table:table-cell office:value-type="float" office:value="1990" table:style-name="ce23">
            <text:p>1,990</text:p>
          </table:table-cell>
          <table:table-cell office:value-type="float" office:value="30400" table:style-name="ce23">
            <text:p>30,400</text:p>
          </table:table-cell>
          <table:table-cell office:value-type="float" office:value="23900" table:style-name="ce23">
            <text:p>23,900</text:p>
          </table:table-cell>
          <table:table-cell office:value-type="float" office:value="870" table:style-name="ce23">
            <text:p>870</text:p>
          </table:table-cell>
          <table:table-cell office:value-type="float" office:value="19900" table:style-name="ce23">
            <text:p>19,900</text:p>
          </table:table-cell>
          <table:table-cell office:value-type="float" office:value="16900" table:style-name="ce23">
            <text:p>16,900</text:p>
          </table:table-cell>
          <table:table-cell office:value-type="float" office:value="1330" table:style-name="ce23">
            <text:p>1,330</text:p>
          </table:table-cell>
          <table:table-cell office:value-type="float" office:value="6430" table:style-name="ce23">
            <text:p>6,430</text:p>
          </table:table-cell>
          <table:table-cell office:value-type="float" office:value="137" table:style-name="ce23">
            <text:p>137</text:p>
          </table:table-cell>
          <table:table-cell office:value-type="float" office:value="2790" table:style-name="ce23">
            <text:p>2,790</text:p>
          </table:table-cell>
          <table:table-cell office:value-type="float" office:value="33700" table:style-name="ce23">
            <text:p>33,700</text:p>
          </table:table-cell>
          <table:table-cell office:value-type="float" office:value="25500" table:style-name="ce23">
            <text:p>25,500</text:p>
          </table:table-cell>
          <table:table-cell office:value-type="float" office:value="2790" table:style-name="ce23">
            <text:p>2,790</text:p>
          </table:table-cell>
          <table:table-cell office:value-type="float" office:value="4820" table:style-name="ce23">
            <text:p>4,820</text:p>
          </table:table-cell>
          <table:table-cell office:value-type="float" office:value="2310" table:style-name="ce23">
            <text:p>2,310</text:p>
          </table:table-cell>
          <table:table-cell office:value-type="float" office:value="13400" table:style-name="ce23">
            <text:p>13,400</text:p>
          </table:table-cell>
          <table:table-cell table:number-columns-repeated="16363"/>
        </table:table-row>
        <table:table-row table:style-name="ro3">
          <table:table-cell office:value-type="string" table:style-name="ce2">
            <text:p>E10000008</text:p>
          </table:table-cell>
          <table:table-cell office:value-type="string" table:style-name="ce25">
            <text:p>Devon</text:p>
          </table:table-cell>
          <table:table-cell office:value-type="float" office:value="57" table:style-name="ce21">
            <text:p>57</text:p>
          </table:table-cell>
          <table:table-cell office:value-type="float" office:value="22000" table:style-name="ce21">
            <text:p>22,000</text:p>
          </table:table-cell>
          <table:table-cell office:value-type="float" office:value="15700" table:style-name="ce21">
            <text:p>15,700</text:p>
          </table:table-cell>
          <table:table-cell office:value-type="float" office:value="252" table:style-name="ce21">
            <text:p>252</text:p>
          </table:table-cell>
          <table:table-cell office:value-type="float" office:value="28100" table:style-name="ce21">
            <text:p>28,100</text:p>
          </table:table-cell>
          <table:table-cell office:value-type="float" office:value="22600" table:style-name="ce21">
            <text:p>22,600</text:p>
          </table:table-cell>
          <table:table-cell office:value-type="float" office:value="134" table:style-name="ce21">
            <text:p>134</text:p>
          </table:table-cell>
          <table:table-cell office:value-type="float" office:value="20300" table:style-name="ce21">
            <text:p>20,300</text:p>
          </table:table-cell>
          <table:table-cell office:value-type="float" office:value="16600" table:style-name="ce21">
            <text:p>16,600</text:p>
          </table:table-cell>
          <table:table-cell office:value-type="float" office:value="188" table:style-name="ce21">
            <text:p>188</text:p>
          </table:table-cell>
          <table:table-cell office:value-type="float" office:value="6690" table:style-name="ce21">
            <text:p>6,690</text:p>
          </table:table-cell>
          <table:table-cell office:value-type="float" office:value="168" table:style-name="ce21">
            <text:p>168</text:p>
          </table:table-cell>
          <table:table-cell office:value-type="float" office:value="379" table:style-name="ce21">
            <text:p>379</text:p>
          </table:table-cell>
          <table:table-cell office:value-type="float" office:value="32500" table:style-name="ce21">
            <text:p>32,500</text:p>
          </table:table-cell>
          <table:table-cell office:value-type="float" office:value="24700" table:style-name="ce21">
            <text:p>24,700</text:p>
          </table:table-cell>
          <table:table-cell office:value-type="float" office:value="379" table:style-name="ce21">
            <text:p>379</text:p>
          </table:table-cell>
          <table:table-cell office:value-type="float" office:value="4460" table:style-name="ce21">
            <text:p>4,460</text:p>
          </table:table-cell>
          <table:table-cell office:value-type="float" office:value="2170" table:style-name="ce21">
            <text:p>2,170</text:p>
          </table:table-cell>
          <table:table-cell office:value-type="float" office:value="1690" table:style-name="ce21">
            <text:p>1,690</text:p>
          </table:table-cell>
          <table:table-cell table:number-columns-repeated="16363"/>
        </table:table-row>
        <table:table-row table:style-name="ro3">
          <table:table-cell office:value-type="string" table:style-name="ce2">
            <text:p>E10000013</text:p>
          </table:table-cell>
          <table:table-cell office:value-type="string" table:style-name="ce25">
            <text:p>Gloucestershire</text:p>
          </table:table-cell>
          <table:table-cell office:value-type="float" office:value="37" table:style-name="ce21">
            <text:p>37</text:p>
          </table:table-cell>
          <table:table-cell office:value-type="float" office:value="24600" table:style-name="ce21">
            <text:p>24,600</text:p>
          </table:table-cell>
          <table:table-cell office:value-type="float" office:value="16400" table:style-name="ce21">
            <text:p>16,400</text:p>
          </table:table-cell>
          <table:table-cell office:value-type="float" office:value="238" table:style-name="ce21">
            <text:p>238</text:p>
          </table:table-cell>
          <table:table-cell office:value-type="float" office:value="32900" table:style-name="ce21">
            <text:p>32,900</text:p>
          </table:table-cell>
          <table:table-cell office:value-type="float" office:value="24600" table:style-name="ce21">
            <text:p>24,600</text:p>
          </table:table-cell>
          <table:table-cell office:value-type="float" office:value="107" table:style-name="ce21">
            <text:p>107</text:p>
          </table:table-cell>
          <table:table-cell office:value-type="float" office:value="20300" table:style-name="ce21">
            <text:p>20,300</text:p>
          </table:table-cell>
          <table:table-cell office:value-type="float" office:value="16700" table:style-name="ce21">
            <text:p>16,700</text:p>
          </table:table-cell>
          <table:table-cell office:value-type="float" office:value="170" table:style-name="ce21">
            <text:p>170</text:p>
          </table:table-cell>
          <table:table-cell office:value-type="float" office:value="6820" table:style-name="ce21">
            <text:p>6,820</text:p>
          </table:table-cell>
          <table:table-cell office:value-type="float" office:value="114" table:style-name="ce21">
            <text:p>114</text:p>
          </table:table-cell>
          <table:table-cell office:value-type="float" office:value="335" table:style-name="ce21">
            <text:p>335</text:p>
          </table:table-cell>
          <table:table-cell office:value-type="float" office:value="36100" table:style-name="ce21">
            <text:p>36,100</text:p>
          </table:table-cell>
          <table:table-cell office:value-type="float" office:value="26100" table:style-name="ce21">
            <text:p>26,100</text:p>
          </table:table-cell>
          <table:table-cell office:value-type="float" office:value="335" table:style-name="ce21">
            <text:p>335</text:p>
          </table:table-cell>
          <table:table-cell office:value-type="float" office:value="5640" table:style-name="ce21">
            <text:p>5,640</text:p>
          </table:table-cell>
          <table:table-cell office:value-type="float" office:value="2410" table:style-name="ce21">
            <text:p>2,410</text:p>
          </table:table-cell>
          <table:table-cell office:value-type="float" office:value="1890" table:style-name="ce21">
            <text:p>1,890</text:p>
          </table:table-cell>
          <table:table-cell table:number-columns-repeated="16363"/>
        </table:table-row>
        <table:table-row table:style-name="ro3">
          <table:table-cell office:value-type="string" table:style-name="ce2">
            <text:p>E10000027</text:p>
          </table:table-cell>
          <table:table-cell office:value-type="string" table:style-name="ce25">
            <text:p>Somerset</text:p>
          </table:table-cell>
          <table:table-cell office:value-type="float" office:value="35" table:style-name="ce21">
            <text:p>35</text:p>
          </table:table-cell>
          <table:table-cell office:value-type="float" office:value="21900" table:style-name="ce21">
            <text:p>21,900</text:p>
          </table:table-cell>
          <table:table-cell office:value-type="float" office:value="15600" table:style-name="ce21">
            <text:p>15,600</text:p>
          </table:table-cell>
          <table:table-cell office:value-type="float" office:value="190" table:style-name="ce21">
            <text:p>190</text:p>
          </table:table-cell>
          <table:table-cell office:value-type="float" office:value="28800" table:style-name="ce21">
            <text:p>28,800</text:p>
          </table:table-cell>
          <table:table-cell office:value-type="float" office:value="22900" table:style-name="ce21">
            <text:p>22,900</text:p>
          </table:table-cell>
          <table:table-cell office:value-type="float" office:value="98" table:style-name="ce21">
            <text:p>98</text:p>
          </table:table-cell>
          <table:table-cell office:value-type="float" office:value="20300" table:style-name="ce21">
            <text:p>20,300</text:p>
          </table:table-cell>
          <table:table-cell office:value-type="float" office:value="17600" table:style-name="ce21">
            <text:p>17,600</text:p>
          </table:table-cell>
          <table:table-cell office:value-type="float" office:value="137" table:style-name="ce21">
            <text:p>137</text:p>
          </table:table-cell>
          <table:table-cell office:value-type="float" office:value="6210" table:style-name="ce21">
            <text:p>6,210</text:p>
          </table:table-cell>
          <table:table-cell office:value-type="float" office:value="128" table:style-name="ce21">
            <text:p>128</text:p>
          </table:table-cell>
          <table:table-cell office:value-type="float" office:value="282" table:style-name="ce21">
            <text:p>282</text:p>
          </table:table-cell>
          <table:table-cell office:value-type="float" office:value="32200" table:style-name="ce21">
            <text:p>32,200</text:p>
          </table:table-cell>
          <table:table-cell office:value-type="float" office:value="25000" table:style-name="ce21">
            <text:p>25,000</text:p>
          </table:table-cell>
          <table:table-cell office:value-type="float" office:value="282" table:style-name="ce21">
            <text:p>282</text:p>
          </table:table-cell>
          <table:table-cell office:value-type="float" office:value="4360" table:style-name="ce21">
            <text:p>4,360</text:p>
          </table:table-cell>
          <table:table-cell office:value-type="float" office:value="2180" table:style-name="ce21">
            <text:p>2,180</text:p>
          </table:table-cell>
          <table:table-cell office:value-type="float" office:value="1230" table:style-name="ce21">
            <text:p>1,230</text:p>
          </table:table-cell>
          <table:table-cell table:number-columns-repeated="16363"/>
        </table:table-row>
        <table:table-row table:style-name="ro3">
          <table:table-cell office:value-type="string" table:style-name="ce2">
            <text:p>Not applicable</text:p>
          </table:table-cell>
          <table:table-cell office:value-type="string" table:style-name="ce25">
            <text:p>Unitary Authorities (South West)</text:p>
          </table:table-cell>
          <table:table-cell office:value-type="float" office:value="201" table:style-name="ce21">
            <text:p>201</text:p>
          </table:table-cell>
          <table:table-cell office:value-type="float" office:value="23800" table:style-name="ce21">
            <text:p>23,800</text:p>
          </table:table-cell>
          <table:table-cell office:value-type="float" office:value="16000" table:style-name="ce21">
            <text:p>16,000</text:p>
          </table:table-cell>
          <table:table-cell office:value-type="float" office:value="1310" table:style-name="ce21">
            <text:p>1,310</text:p>
          </table:table-cell>
          <table:table-cell office:value-type="float" office:value="30600" table:style-name="ce21">
            <text:p>30,600</text:p>
          </table:table-cell>
          <table:table-cell office:value-type="float" office:value="24200" table:style-name="ce21">
            <text:p>24,200</text:p>
          </table:table-cell>
          <table:table-cell office:value-type="float" office:value="532" table:style-name="ce21">
            <text:p>532</text:p>
          </table:table-cell>
          <table:table-cell office:value-type="float" office:value="19600" table:style-name="ce21">
            <text:p>19,600</text:p>
          </table:table-cell>
          <table:table-cell office:value-type="float" office:value="16900" table:style-name="ce21">
            <text:p>16,900</text:p>
          </table:table-cell>
          <table:table-cell office:value-type="float" office:value="833" table:style-name="ce21">
            <text:p>833</text:p>
          </table:table-cell>
          <table:table-cell office:value-type="float" office:value="6330" table:style-name="ce21">
            <text:p>6,330</text:p>
          </table:table-cell>
          <table:table-cell office:value-type="float" office:value="134" table:style-name="ce21">
            <text:p>134</text:p>
          </table:table-cell>
          <table:table-cell office:value-type="float" office:value="1790" table:style-name="ce21">
            <text:p>1,790</text:p>
          </table:table-cell>
          <table:table-cell office:value-type="float" office:value="33800" table:style-name="ce21">
            <text:p>33,800</text:p>
          </table:table-cell>
          <table:table-cell office:value-type="float" office:value="25700" table:style-name="ce21">
            <text:p>25,700</text:p>
          </table:table-cell>
          <table:table-cell office:value-type="float" office:value="1790" table:style-name="ce21">
            <text:p>1,790</text:p>
          </table:table-cell>
          <table:table-cell office:value-type="float" office:value="4820" table:style-name="ce21">
            <text:p>4,820</text:p>
          </table:table-cell>
          <table:table-cell office:value-type="float" office:value="2340" table:style-name="ce21">
            <text:p>2,340</text:p>
          </table:table-cell>
          <table:table-cell office:value-type="float" office:value="8640" table:style-name="ce21">
            <text:p>8,640</text:p>
          </table:table-cell>
          <table:table-cell table:number-columns-repeated="16363"/>
        </table:table-row>
        <table:table-row table:style-name="ro3">
          <table:table-cell office:value-type="string" table:style-name="ce15">
            <text:p>W92000004</text:p>
          </table:table-cell>
          <table:table-cell office:value-type="string" table:style-name="ce16">
            <text:p>Wales</text:p>
          </table:table-cell>
          <table:table-cell office:value-type="float" office:value="137" table:style-name="ce23">
            <text:p>137</text:p>
          </table:table-cell>
          <table:table-cell office:value-type="float" office:value="20500" table:style-name="ce23">
            <text:p>20,500</text:p>
          </table:table-cell>
          <table:table-cell office:value-type="float" office:value="15200" table:style-name="ce23">
            <text:p>15,200</text:p>
          </table:table-cell>
          <table:table-cell office:value-type="float" office:value="1040" table:style-name="ce23">
            <text:p>1,040</text:p>
          </table:table-cell>
          <table:table-cell office:value-type="float" office:value="28600" table:style-name="ce23">
            <text:p>28,600</text:p>
          </table:table-cell>
          <table:table-cell office:value-type="float" office:value="23700" table:style-name="ce23">
            <text:p>23,700</text:p>
          </table:table-cell>
          <table:table-cell office:value-type="float" office:value="434" table:style-name="ce23">
            <text:p>434</text:p>
          </table:table-cell>
          <table:table-cell office:value-type="float" office:value="18600" table:style-name="ce23">
            <text:p>18,600</text:p>
          </table:table-cell>
          <table:table-cell office:value-type="float" office:value="16600" table:style-name="ce23">
            <text:p>16,600</text:p>
          </table:table-cell>
          <table:table-cell office:value-type="float" office:value="590" table:style-name="ce23">
            <text:p>590</text:p>
          </table:table-cell>
          <table:table-cell office:value-type="float" office:value="4300" table:style-name="ce23">
            <text:p>4,300</text:p>
          </table:table-cell>
          <table:table-cell office:value-type="float" office:value="74" table:style-name="ce23">
            <text:p>74</text:p>
          </table:table-cell>
          <table:table-cell office:value-type="float" office:value="1420" table:style-name="ce23">
            <text:p>1,420</text:p>
          </table:table-cell>
          <table:table-cell office:value-type="float" office:value="30400" table:style-name="ce23">
            <text:p>30,400</text:p>
          </table:table-cell>
          <table:table-cell office:value-type="float" office:value="24400" table:style-name="ce23">
            <text:p>24,400</text:p>
          </table:table-cell>
          <table:table-cell office:value-type="float" office:value="1420" table:style-name="ce23">
            <text:p>1,420</text:p>
          </table:table-cell>
          <table:table-cell office:value-type="float" office:value="3790" table:style-name="ce23">
            <text:p>3,790</text:p>
          </table:table-cell>
          <table:table-cell office:value-type="float" office:value="2140" table:style-name="ce23">
            <text:p>2,140</text:p>
          </table:table-cell>
          <table:table-cell office:value-type="float" office:value="5370" table:style-name="ce23">
            <text:p>5,370</text:p>
          </table:table-cell>
          <table:table-cell table:number-columns-repeated="16363"/>
        </table:table-row>
        <table:table-row table:style-name="ro3">
          <table:table-cell office:value-type="string" table:style-name="ce15">
            <text:p>S92000003</text:p>
          </table:table-cell>
          <table:table-cell office:value-type="string" table:style-name="ce16">
            <text:p>Scotland</text:p>
          </table:table-cell>
          <table:table-cell office:value-type="float" office:value="210" table:style-name="ce23">
            <text:p>210</text:p>
          </table:table-cell>
          <table:table-cell office:value-type="float" office:value="27500" table:style-name="ce23">
            <text:p>27,500</text:p>
          </table:table-cell>
          <table:table-cell office:value-type="float" office:value="15600" table:style-name="ce23">
            <text:p>15,600</text:p>
          </table:table-cell>
          <table:table-cell office:value-type="float" office:value="1970" table:style-name="ce23">
            <text:p>1,970</text:p>
          </table:table-cell>
          <table:table-cell office:value-type="float" office:value="31800" table:style-name="ce23">
            <text:p>31,800</text:p>
          </table:table-cell>
          <table:table-cell office:value-type="float" office:value="25500" table:style-name="ce23">
            <text:p>25,500</text:p>
          </table:table-cell>
          <table:table-cell office:value-type="float" office:value="717" table:style-name="ce23">
            <text:p>717</text:p>
          </table:table-cell>
          <table:table-cell office:value-type="float" office:value="19200" table:style-name="ce23">
            <text:p>19,200</text:p>
          </table:table-cell>
          <table:table-cell office:value-type="float" office:value="16700" table:style-name="ce23">
            <text:p>16,700</text:p>
          </table:table-cell>
          <table:table-cell office:value-type="float" office:value="1140" table:style-name="ce23">
            <text:p>1,140</text:p>
          </table:table-cell>
          <table:table-cell office:value-type="float" office:value="4020" table:style-name="ce23">
            <text:p>4,020</text:p>
          </table:table-cell>
          <table:table-cell office:value-type="float" office:value="53" table:style-name="ce23">
            <text:p>53</text:p>
          </table:table-cell>
          <table:table-cell office:value-type="float" office:value="2580" table:style-name="ce23">
            <text:p>2,580</text:p>
          </table:table-cell>
          <table:table-cell office:value-type="float" office:value="33600" table:style-name="ce23">
            <text:p>33,600</text:p>
          </table:table-cell>
          <table:table-cell office:value-type="float" office:value="26000" table:style-name="ce23">
            <text:p>26,000</text:p>
          </table:table-cell>
          <table:table-cell office:value-type="float" office:value="2580" table:style-name="ce23">
            <text:p>2,580</text:p>
          </table:table-cell>
          <table:table-cell office:value-type="float" office:value="5000" table:style-name="ce23">
            <text:p>5,000</text:p>
          </table:table-cell>
          <table:table-cell office:value-type="float" office:value="2420" table:style-name="ce23">
            <text:p>2,420</text:p>
          </table:table-cell>
          <table:table-cell office:value-type="float" office:value="12900" table:style-name="ce23">
            <text:p>12,900</text:p>
          </table:table-cell>
          <table:table-cell table:number-columns-repeated="16363"/>
        </table:table-row>
        <table:table-row table:style-name="ro3">
          <table:table-cell office:value-type="string" table:style-name="ce17">
            <text:p>N92000002</text:p>
          </table:table-cell>
          <table:table-cell office:value-type="string" table:style-name="ce19">
            <text:p>Northern Ireland</text:p>
          </table:table-cell>
          <table:table-cell office:value-type="float" office:value="103" table:style-name="ce18">
            <text:p>103</text:p>
          </table:table-cell>
          <table:table-cell office:value-type="float" office:value="21700" table:style-name="ce18">
            <text:p>21,700</text:p>
          </table:table-cell>
          <table:table-cell office:value-type="float" office:value="14900" table:style-name="ce18">
            <text:p>14,900</text:p>
          </table:table-cell>
          <table:table-cell office:value-type="float" office:value="614" table:style-name="ce18">
            <text:p>614</text:p>
          </table:table-cell>
          <table:table-cell office:value-type="float" office:value="28200" table:style-name="ce18">
            <text:p>28,200</text:p>
          </table:table-cell>
          <table:table-cell office:value-type="float" office:value="23700" table:style-name="ce18">
            <text:p>23,700</text:p>
          </table:table-cell>
          <table:table-cell office:value-type="float" office:value="180" table:style-name="ce18">
            <text:p>180</text:p>
          </table:table-cell>
          <table:table-cell office:value-type="float" office:value="18600" table:style-name="ce18">
            <text:p>18,600</text:p>
          </table:table-cell>
          <table:table-cell office:value-type="float" office:value="16200" table:style-name="ce18">
            <text:p>16,200</text:p>
          </table:table-cell>
          <table:table-cell office:value-type="float" office:value="269" table:style-name="ce18">
            <text:p>269</text:p>
          </table:table-cell>
          <table:table-cell office:value-type="float" office:value="5420" table:style-name="ce18">
            <text:p>5,420</text:p>
          </table:table-cell>
          <table:table-cell office:value-type="float" office:value="126" table:style-name="ce18">
            <text:p>126</text:p>
          </table:table-cell>
          <table:table-cell office:value-type="float" office:value="783" table:style-name="ce18">
            <text:p>783</text:p>
          </table:table-cell>
          <table:table-cell office:value-type="float" office:value="31100" table:style-name="ce18">
            <text:p>31,100</text:p>
          </table:table-cell>
          <table:table-cell office:value-type="float" office:value="24800" table:style-name="ce18">
            <text:p>24,800</text:p>
          </table:table-cell>
          <table:table-cell office:value-type="float" office:value="783" table:style-name="ce18">
            <text:p>783</text:p>
          </table:table-cell>
          <table:table-cell office:value-type="float" office:value="3930" table:style-name="ce18">
            <text:p>3,930</text:p>
          </table:table-cell>
          <table:table-cell office:value-type="float" office:value="2210" table:style-name="ce18">
            <text:p>2,210</text:p>
          </table:table-cell>
          <table:table-cell office:value-type="float" office:value="3070" table:style-name="ce18">
            <text:p>3,070</text:p>
          </table:table-cell>
          <table:table-cell table:number-columns-repeated="16363"/>
        </table:table-row>
        <table:table-row table:style-name="ro3">
          <table:table-cell office:value-type="string" table:style-name="ce2">
            <text:p>End of worksheet</text:p>
          </table:table-cell>
          <table:table-cell table:style-name="ce25"/>
          <table:table-cell table:number-columns-repeated="19" table:style-name="ce21"/>
          <table:table-cell table:number-columns-repeated="16363"/>
        </table:table-row>
        <table:table-row table:style-name="ro3">
          <table:table-cell table:style-name="ce2"/>
          <table:table-cell table:style-name="ce25"/>
          <table:table-cell table:number-columns-repeated="19" table:style-name="ce21"/>
          <table:table-cell table:number-columns-repeated="16363"/>
        </table:table-row>
        <table:table-row table:style-name="ro3">
          <table:table-cell table:style-name="ce2"/>
          <table:table-cell table:style-name="ce27"/>
          <table:table-cell table:number-columns-repeated="19" table:style-name="ce30"/>
          <table:table-cell table:number-columns-repeated="16363"/>
        </table:table-row>
        <table:table-row table:number-rows-repeated="1048515" table:style-name="ro9">
          <table:table-cell table:number-columns-repeated="16384"/>
        </table:table-row>
      </table:table>
      <table:database-ranges>
        <table:database-range table:target-range-address="Table_3_13.A5:Table_3_13.U58" table:name="Table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1" style:family="table-cell">
      <style:text-properties fo:color="#0000FF"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header-first/>
      <style:footer>
        <text:p><text:span text:style-name="T1">#</text:span><text:span text:style-name="T2">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William, Stafford (CS&amp;TD KAI)</meta:initial-creator>
    <dc:creator>Ali, Amjad (HR People Analytics &amp; Insight)</dc:creator>
    <meta:creation-date>2022-10-21T14:30:23Z</meta:creation-date>
    <dc:date>2023-03-03T12:10:44Z</dc:date>
    <meta:user-defined meta:name="MSIP_Label_f9af038e-07b4-4369-a678-c835687cb272_Enabled">true</meta:user-defined>
    <meta:user-defined meta:name="MSIP_Label_f9af038e-07b4-4369-a678-c835687cb272_SetDate">2023-03-03T12:10:12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98e88b21-807f-45f0-b332-d300745187e7</meta:user-defined>
    <meta:user-defined meta:name="MSIP_Label_f9af038e-07b4-4369-a678-c835687cb272_ContentBits">2</meta:user-defined>
  </office:meta>
</office:document-meta>
</file>